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25.81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3.09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6.28mm"/>
    </style:style>
    <style:style style:name="co10" style:family="table-column">
      <style:table-column-properties fo:break-before="auto" style:column-width="33.3mm"/>
    </style:style>
    <style:style style:name="co11" style:family="table-column">
      <style:table-column-properties fo:break-before="auto" style:column-width="31.26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29.21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9.69mm"/>
    </style:style>
    <style:style style:name="co16" style:family="table-column">
      <style:table-column-properties fo:break-before="auto" style:column-width="37.39mm"/>
    </style:style>
    <style:style style:name="co17" style:family="table-column">
      <style:table-column-properties fo:break-before="auto" style:column-width="33.99mm"/>
    </style:style>
    <style:style style:name="co18" style:family="table-column">
      <style:table-column-properties fo:break-before="auto" style:column-width="34.66mm"/>
    </style:style>
    <style:style style:name="co19" style:family="table-column">
      <style:table-column-properties fo:break-before="auto" style:column-width="10.83mm"/>
    </style:style>
    <style:style style:name="co20" style:family="table-column">
      <style:table-column-properties fo:break-before="auto" style:column-width="14.23mm"/>
    </style:style>
    <style:style style:name="co21" style:family="table-column">
      <style:table-column-properties fo:break-before="auto" style:column-width="26.49mm"/>
    </style:style>
    <style:style style:name="co22" style:family="table-column">
      <style:table-column-properties fo:break-before="auto" style:column-width="15.59mm"/>
    </style:style>
    <style:style style:name="co23" style:family="table-column">
      <style:table-column-properties fo:break-before="auto" style:column-width="40.34mm"/>
    </style:style>
    <style:style style:name="co24" style:family="table-column">
      <style:table-column-properties fo:break-before="auto" style:column-width="10.16mm"/>
    </style:style>
    <style:style style:name="co25" style:family="table-column">
      <style:table-column-properties fo:break-before="auto" style:column-width="9.47mm"/>
    </style:style>
    <style:style style:name="co26" style:family="table-column">
      <style:table-column-properties fo:break-before="auto" style:column-width="200.78mm"/>
    </style:style>
    <style:style style:name="co27" style:family="table-column">
      <style:table-column-properties fo:break-before="auto" style:column-width="38.75mm"/>
    </style:style>
    <style:style style:name="co28" style:family="table-column">
      <style:table-column-properties fo:break-before="auto" style:column-width="67.73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45.21mm"/>
    </style:style>
    <style:style style:name="co31" style:family="table-column">
      <style:table-column-properties fo:break-before="auto" style:column-width="588.86mm"/>
    </style:style>
    <style:style style:name="co32" style:family="table-column">
      <style:table-column-properties fo:break-before="auto" style:column-width="16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6.95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23.14mm" fo:break-before="auto" style:use-optimal-row-height="true"/>
    </style:style>
    <style:style style:name="ro5" style:family="table-row">
      <style:table-row-properties style:row-height="17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8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99" fo:border="0.06pt solid #000000"/>
      <style:text-properties fo:font-size="18pt" style:font-size-asian="18pt" style:font-size-complex="18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20" style:family="table-cell" style:parent-style-name="Default" style:data-style-name="N10121">
      <style:table-cell-properties fo:border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ffff99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 style:data-style-name="N10002">
      <style:table-cell-properties fo:border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eeeeee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30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caleClients_LBC1_32effWorkers_opt-growth_Nx4x5_10cpuh_12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1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27" table:visibility="collapse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odes</text:p>
          </table:table-cell>
          <table:table-cell table:style-name="ce8" office:value-type="string" calcext:value-type="string">
            <text:p>Processes per node</text:p>
          </table:table-cell>
          <table:table-cell table:style-name="ce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8" office:value-type="string" calcext:value-type="string">
            <text:p>CPU h timeout per job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Scenario file</text:p>
          </table:table-cell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s</text:p>
          </table:table-cell>
          <table:table-cell table:style-name="ce17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26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  <table:table-cell/>
        </table:table-row>
        <table:table-row table:style-name="ro2">
          <table:table-cell table:style-name="ce4" office:value-type="float" office:value="1000" calcext:value-type="float">
            <text:p>1000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2]*[.C2]" office:value-type="float" office:value="36" calcext:value-type="float">
            <text:p>36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E2]-[.G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1" table:formula="of:=FLOOR([.I2]*[.H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2]-[.K2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2]/3600*[.F2]*[.B2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2]*[.G2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0" calcext:value-type="float">
            <text:p>400</text:p>
          </table:table-cell>
          <table:table-cell table:style-name="ce14" table:formula="of:=[.R2]/[.O2]" office:value-type="float" office:value="400" calcext:value-type="float">
            <text:p>4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2]*[.S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" table:formula="of:=FLOOR(([.M2]+20)/3600)" office:value-type="float" office:value="6" calcext:value-type="float">
            <text:p>6</text:p>
          </table:table-cell>
          <table:table-cell table:style-name="ce9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1 -time-per-instance=0 -cpuh-per-instance=10 -derandomize -ba=4 -g=0 -md=0 -p=5 -s=1 -v=5 -q -warmup" calcext:value-type="string">
            <text:p>/home/fh2-project-sda/fj0219/mallob/scenarios/scenario_all_c1 -c=1 -l=0.930 -t=4 -T=21600 -lbc=1 -time-per-instance=0 -cpuh-per-instance=10 -derandomize -ba=4 -g=0 -md=0 -p=5 -s=1 -v=5 -q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1000_9x4x5_21620s" calcext:value-type="string">
            <text:p>mallob_id1000_9x4x5_21620s</text:p>
          </table:table-cell>
          <table:table-cell table:style-name="ce1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1000_9x4x5_21620s_log&#10;#SBATCH --error=mallob_id1000_9x4x5_21620s_err&#10;#SBATCH --job-name=mallob_id1000_9x4x5_21620s&#10;#SBATCH --partition=normal&#10;#SBATCH --time=6:00:20&#10;mkdir -p /home/fh2-project-sda/fj0219/mallob//mallob_logs/mallob_id1000_9x4x5_21620s&#10;echo logging into /home/fh2-project-sda/fj0219/mallob/mallob_logs/mallob_id1000_9x4x5_21620s&#10;module load mpi/openmpi/3.1&#10;mpirun --bind-to core --map-by core -report-bindings /home/fh2-project-sda/fj0219/mallob//build/mallob /home/fh2-project-sda/fj0219/mallob/scenarios/scenario_all_c1 -c=1 -l=0.930 -t=4 -T=21600 -lbc=1 -time-per-instance=0 -cpuh-per-instance=10 -derandomize -ba=4 -g=0 -md=0 -p=5 -s=1 -v=5 -q -warmup -log=/home/fh2-project-sda/fj0219/mallob//mallob_logs/mallob_id1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0_9x4x5_21620s_log</text:p>
            <text:p>#SBATCH --error=mallob_id1000_9x4x5_21620s_err</text:p>
            <text:p>#SBATCH --job-name=mallob_id1000_9x4x5_21620s</text:p>
            <text:p>#SBATCH --partition=normal</text:p>
            <text:p>#SBATCH --time=6:00:20</text:p>
            <text:p>mkdir -p /home/fh2-project-sda/fj0219/mallob//mallob_logs/mallob_id1000_9x4x5_21620s</text:p>
            <text:p>echo logging into /home/fh2-project-sda/fj0219/mallob/mallob_logs/mallob_id1000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 -time-per-instance=0 -cpuh-per-instance=10 -derandomize -ba=4 -g=0 -md=0 -p=5 -s=1 -v=5 -q -warmup -log=/home/fh2-project-sda/fj0219/mallob//mallob_logs/mallob_id1000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1" calcext:value-type="float">
            <text:p>1001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3]*[.C3]" office:value-type="float" office:value="36" calcext:value-type="float">
            <text:p>36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E3]-[.G3]" office:value-type="float" office:value="34" calcext:value-type="float">
            <text:p>3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21" table:formula="of:=FLOOR([.I3]*[.H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3]-[.K3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3]/3600*[.F3]*[.B3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3]*[.G3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200" calcext:value-type="float">
            <text:p>200</text:p>
          </table:table-cell>
          <table:table-cell table:style-name="ce14" table:formula="of:=[.R3]/[.O3]" office:value-type="float" office:value="200" calcext:value-type="float">
            <text:p>2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3]*[.S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9" table:formula="of:=FLOOR(([.M3]+20)/3600)" office:value-type="float" office:value="6" calcext:value-type="float">
            <text:p>6</text:p>
          </table:table-cell>
          <table:table-cell table:style-name="ce9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4 -T=21600 -lbc=1 -time-per-instance=0 -cpuh-per-instance=10 -derandomize -ba=4 -g=0 -md=0 -p=5 -s=1 -v=5 -q -warmup" calcext:value-type="string">
            <text:p>/home/fh2-project-sda/fj0219/mallob/scenarios/scenario_all_c2 -c=2 -l=0.950 -t=4 -T=21600 -lbc=1 -time-per-instance=0 -cpuh-per-instance=10 -derandomize -ba=4 -g=0 -md=0 -p=5 -s=1 -v=5 -q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1001_9x4x5_21620s" calcext:value-type="string">
            <text:p>mallob_id1001_9x4x5_21620s</text:p>
          </table:table-cell>
          <table:table-cell table:style-name="ce1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1001_9x4x5_21620s_log&#10;#SBATCH --error=mallob_id1001_9x4x5_21620s_err&#10;#SBATCH --job-name=mallob_id1001_9x4x5_21620s&#10;#SBATCH --partition=normal&#10;#SBATCH --time=6:00:20&#10;mkdir -p /home/fh2-project-sda/fj0219/mallob//mallob_logs/mallob_id1001_9x4x5_21620s&#10;echo logging into /home/fh2-project-sda/fj0219/mallob/mallob_logs/mallob_id1001_9x4x5_21620s&#10;module load mpi/openmpi/3.1&#10;mpirun --bind-to core --map-by core -report-bindings /home/fh2-project-sda/fj0219/mallob//build/mallob /home/fh2-project-sda/fj0219/mallob/scenarios/scenario_all_c2 -c=2 -l=0.950 -t=4 -T=21600 -lbc=1 -time-per-instance=0 -cpuh-per-instance=10 -derandomize -ba=4 -g=0 -md=0 -p=5 -s=1 -v=5 -q -warmup -log=/home/fh2-project-sda/fj0219/mallob//mallob_logs/mallob_id1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1_9x4x5_21620s_log</text:p>
            <text:p>#SBATCH --error=mallob_id1001_9x4x5_21620s_err</text:p>
            <text:p>#SBATCH --job-name=mallob_id1001_9x4x5_21620s</text:p>
            <text:p>#SBATCH --partition=normal</text:p>
            <text:p>#SBATCH --time=6:00:20</text:p>
            <text:p>mkdir -p /home/fh2-project-sda/fj0219/mallob//mallob_logs/mallob_id1001_9x4x5_21620s</text:p>
            <text:p>echo logging into /home/fh2-project-sda/fj0219/mallob/mallob_logs/mallob_id1001_9x4x5_21620s</text:p>
            <text:p>module load mpi/openmpi/3.1</text:p>
            <text:p>mpirun --bind-to core --map-by core -report-bindings /home/fh2-project-sda/fj0219/mallob//build/mallob /home/fh2-project-sda/fj0219/mallob/scenarios/scenario_all_c2 -c=2 -l=0.950 -t=4 -T=21600 -lbc=1 -time-per-instance=0 -cpuh-per-instance=10 -derandomize -ba=4 -g=0 -md=0 -p=5 -s=1 -v=5 -q -warmup -log=/home/fh2-project-sda/fj0219/mallob//mallob_logs/mallob_id1001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2" calcext:value-type="float">
            <text:p>1002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4]*[.C4]" office:value-type="float" office:value="40" calcext:value-type="float">
            <text:p>40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E4]-[.G4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4]*[.H4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4]-[.K4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4]/3600*[.F4]*[.B4]" office:value-type="float" office:value="1200" calcext:value-type="float">
            <text:p>120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4]*[.G4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100" calcext:value-type="float">
            <text:p>100</text:p>
          </table:table-cell>
          <table:table-cell table:style-name="ce14" table:formula="of:=[.R4]/[.O4]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4]*[.S4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9" table:formula="of:=FLOOR(([.M4]+20)/3600)" office:value-type="float" office:value="6" calcext:value-type="float">
            <text:p>6</text:p>
          </table:table-cell>
          <table:table-cell table:style-name="ce9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1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10 -t=4 -T=21600 -lbc=1 -time-per-instance=0 -cpuh-per-instance=10 -derandomize -ba=4 -g=0 -md=0 -p=5 -s=1 -v=5 -q -warmup" calcext:value-type="string">
            <text:p>/home/fh2-project-sda/fj0219/mallob/scenarios/scenario_all_c4 -c=4 -l=0.910 -t=4 -T=21600 -lbc=1 -time-per-instance=0 -cpuh-per-instance=10 -derandomize -ba=4 -g=0 -md=0 -p=5 -s=1 -v=5 -q -warmup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1002_10x4x5_21620s" calcext:value-type="string">
            <text:p>mallob_id1002_10x4x5_21620s</text:p>
          </table:table-cell>
          <table:table-cell table:style-name="ce1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openmpi/3.1&quot;;CHAR(10);&quot;mpirun --bind-to core --map-by core -report-bindings /home/fh2-project-sda/fj0219/mallob//build/mallob &quot;;[.AJ4];&quot; -log=/home/fh2-project-sda/fj0219/mallob//mallob_logs/&quot;;[.AK4];CHAR(10);&quot;echo finished&quot;)" office:value-type="string" office:string-value="#!/bin/bash&#10;#SBATCH --nodes=10&#10;#SBATCH --ntasks=40&#10;#SBATCH --cpus-per-task=5&#10;#SBATCH --output=mallob_id1002_10x4x5_21620s_log&#10;#SBATCH --error=mallob_id1002_10x4x5_21620s_err&#10;#SBATCH --job-name=mallob_id1002_10x4x5_21620s&#10;#SBATCH --partition=normal&#10;#SBATCH --time=6:00:20&#10;mkdir -p /home/fh2-project-sda/fj0219/mallob//mallob_logs/mallob_id1002_10x4x5_21620s&#10;echo logging into /home/fh2-project-sda/fj0219/mallob/mallob_logs/mallob_id1002_10x4x5_21620s&#10;module load mpi/openmpi/3.1&#10;mpirun --bind-to core --map-by core -report-bindings /home/fh2-project-sda/fj0219/mallob//build/mallob /home/fh2-project-sda/fj0219/mallob/scenarios/scenario_all_c4 -c=4 -l=0.910 -t=4 -T=21600 -lbc=1 -time-per-instance=0 -cpuh-per-instance=10 -derandomize -ba=4 -g=0 -md=0 -p=5 -s=1 -v=5 -q -warmup -log=/home/fh2-project-sda/fj0219/mallob//mallob_logs/mallob_id1002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2_10x4x5_21620s_log</text:p>
            <text:p>#SBATCH --error=mallob_id1002_10x4x5_21620s_err</text:p>
            <text:p>#SBATCH --job-name=mallob_id1002_10x4x5_21620s</text:p>
            <text:p>#SBATCH --partition=normal</text:p>
            <text:p>#SBATCH --time=6:00:20</text:p>
            <text:p>mkdir -p /home/fh2-project-sda/fj0219/mallob//mallob_logs/mallob_id1002_10x4x5_21620s</text:p>
            <text:p>echo logging into /home/fh2-project-sda/fj0219/mallob/mallob_logs/mallob_id1002_10x4x5_21620s</text:p>
            <text:p>module load mpi/openmpi/3.1</text:p>
            <text:p>mpirun --bind-to core --map-by core -report-bindings /home/fh2-project-sda/fj0219/mallob//build/mallob /home/fh2-project-sda/fj0219/mallob/scenarios/scenario_all_c4 -c=4 -l=0.910 -t=4 -T=21600 -lbc=1 -time-per-instance=0 -cpuh-per-instance=10 -derandomize -ba=4 -g=0 -md=0 -p=5 -s=1 -v=5 -q -warmup -log=/home/fh2-project-sda/fj0219/mallob//mallob_logs/mallob_id1002_10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3" calcext:value-type="float">
            <text:p>1003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5]*[.C5]" office:value-type="float" office:value="44" calcext:value-type="float">
            <text:p>44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E5]-[.G5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5]*[.H5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5]-[.K5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5]/3600*[.F5]*[.B5]" office:value-type="float" office:value="1320" calcext:value-type="float">
            <text:p>13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5]*[.G5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50" calcext:value-type="float">
            <text:p>50</text:p>
          </table:table-cell>
          <table:table-cell table:style-name="ce14" table:formula="of:=[.R5]/[.O5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5]*[.S5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9" table:formula="of:=FLOOR(([.M5]+20)/3600)" office:value-type="float" office:value="6" calcext:value-type="float">
            <text:p>6</text:p>
          </table:table-cell>
          <table:table-cell table:style-name="ce9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1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10 -t=4 -T=21600 -lbc=1 -time-per-instance=0 -cpuh-per-instance=10 -derandomize -ba=4 -g=0 -md=0 -p=5 -s=1 -v=5 -q -warmup" calcext:value-type="string">
            <text:p>/home/fh2-project-sda/fj0219/mallob/scenarios/scenario_all_c8 -c=8 -l=0.910 -t=4 -T=21600 -lbc=1 -time-per-instance=0 -cpuh-per-instance=10 -derandomize -ba=4 -g=0 -md=0 -p=5 -s=1 -v=5 -q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1003_11x4x5_21620s" calcext:value-type="string">
            <text:p>mallob_id1003_11x4x5_21620s</text:p>
          </table:table-cell>
          <table:table-cell table:style-name="ce1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openmpi/3.1&quot;;CHAR(10);&quot;mpirun --bind-to core --map-by core -report-bindings /home/fh2-project-sda/fj0219/mallob//build/mallob &quot;;[.AJ5];&quot; -log=/home/fh2-project-sda/fj0219/mallob//mallob_logs/&quot;;[.AK5];CHAR(10);&quot;echo finished&quot;)" office:value-type="string" office:string-value="#!/bin/bash&#10;#SBATCH --nodes=11&#10;#SBATCH --ntasks=44&#10;#SBATCH --cpus-per-task=5&#10;#SBATCH --output=mallob_id1003_11x4x5_21620s_log&#10;#SBATCH --error=mallob_id1003_11x4x5_21620s_err&#10;#SBATCH --job-name=mallob_id1003_11x4x5_21620s&#10;#SBATCH --partition=normal&#10;#SBATCH --time=6:00:20&#10;mkdir -p /home/fh2-project-sda/fj0219/mallob//mallob_logs/mallob_id1003_11x4x5_21620s&#10;echo logging into /home/fh2-project-sda/fj0219/mallob/mallob_logs/mallob_id1003_11x4x5_21620s&#10;module load mpi/openmpi/3.1&#10;mpirun --bind-to core --map-by core -report-bindings /home/fh2-project-sda/fj0219/mallob//build/mallob /home/fh2-project-sda/fj0219/mallob/scenarios/scenario_all_c8 -c=8 -l=0.910 -t=4 -T=21600 -lbc=1 -time-per-instance=0 -cpuh-per-instance=10 -derandomize -ba=4 -g=0 -md=0 -p=5 -s=1 -v=5 -q -warmup -log=/home/fh2-project-sda/fj0219/mallob//mallob_logs/mallob_id1003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3_11x4x5_21620s_log</text:p>
            <text:p>#SBATCH --error=mallob_id1003_11x4x5_21620s_err</text:p>
            <text:p>#SBATCH --job-name=mallob_id1003_11x4x5_21620s</text:p>
            <text:p>#SBATCH --partition=normal</text:p>
            <text:p>#SBATCH --time=6:00:20</text:p>
            <text:p>mkdir -p /home/fh2-project-sda/fj0219/mallob//mallob_logs/mallob_id1003_11x4x5_21620s</text:p>
            <text:p>echo logging into /home/fh2-project-sda/fj0219/mallob/mallob_logs/mallob_id1003_11x4x5_21620s</text:p>
            <text:p>module load mpi/openmpi/3.1</text:p>
            <text:p>mpirun --bind-to core --map-by core -report-bindings /home/fh2-project-sda/fj0219/mallob//build/mallob /home/fh2-project-sda/fj0219/mallob/scenarios/scenario_all_c8 -c=8 -l=0.910 -t=4 -T=21600 -lbc=1 -time-per-instance=0 -cpuh-per-instance=10 -derandomize -ba=4 -g=0 -md=0 -p=5 -s=1 -v=5 -q -warmup -log=/home/fh2-project-sda/fj0219/mallob//mallob_logs/mallob_id1003_11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4" calcext:value-type="float">
            <text:p>1004</text:p>
          </table:table-cell>
          <table:table-cell table:style-name="ce10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6]*[.C6]" office:value-type="float" office:value="52" calcext:value-type="float">
            <text:p>52</text:p>
          </table:table-cell>
          <table:table-cell table:style-name="ce14" table:formula="of:=[.C6]*[.D6]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E6]-[.G6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6]*[.H6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6]-[.K6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6]/3600*[.F6]*[.B6]" office:value-type="float" office:value="1560" calcext:value-type="float">
            <text:p>156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6]*[.G6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6]/[.G6]" office:value-type="float" office:value="25" calcext:value-type="float">
            <text:p>25</text:p>
          </table:table-cell>
          <table:table-cell table:style-name="ce14" table:formula="of:=[.R6]/[.O6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6]*[.S6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9" table:formula="of:=FLOOR(([.M6]+20)/3600)" office:value-type="float" office:value="6" calcext:value-type="float">
            <text:p>6</text:p>
          </table:table-cell>
          <table:table-cell table:style-name="ce9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1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10 -t=4 -T=21600 -lbc=1 -time-per-instance=0 -cpuh-per-instance=10 -derandomize -ba=4 -g=0 -md=0 -p=5 -s=1 -v=5 -q -warmup" calcext:value-type="string">
            <text:p>/home/fh2-project-sda/fj0219/mallob/scenarios/scenario_all_c16 -c=16 -l=0.910 -t=4 -T=21600 -lbc=1 -time-per-instance=0 -cpuh-per-instance=10 -derandomize -ba=4 -g=0 -md=0 -p=5 -s=1 -v=5 -q -warmup</text:p>
          </table:table-cell>
          <table:table-cell table:style-name="ce15" table:formula="of:=CONCATENATE(&quot;mallob_id&quot;;[.A6];&quot;_&quot;;[.B6];&quot;x&quot;;[.C6];&quot;x&quot;;[.D6];&quot;_&quot;;[.M6]+20;&quot;s&quot;)" office:value-type="string" office:string-value="mallob_id1004_13x4x5_21620s" calcext:value-type="string">
            <text:p>mallob_id1004_13x4x5_21620s</text:p>
          </table:table-cell>
          <table:table-cell table:style-name="ce1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openmpi/3.1&quot;;CHAR(10);&quot;mpirun --bind-to core --map-by core -report-bindings /home/fh2-project-sda/fj0219/mallob//build/mallob &quot;;[.AJ6];&quot; -log=/home/fh2-project-sda/fj0219/mallob//mallob_logs/&quot;;[.AK6];CHAR(10);&quot;echo finished&quot;)" office:value-type="string" office:string-value="#!/bin/bash&#10;#SBATCH --nodes=13&#10;#SBATCH --ntasks=52&#10;#SBATCH --cpus-per-task=5&#10;#SBATCH --output=mallob_id1004_13x4x5_21620s_log&#10;#SBATCH --error=mallob_id1004_13x4x5_21620s_err&#10;#SBATCH --job-name=mallob_id1004_13x4x5_21620s&#10;#SBATCH --partition=normal&#10;#SBATCH --time=6:00:20&#10;mkdir -p /home/fh2-project-sda/fj0219/mallob//mallob_logs/mallob_id1004_13x4x5_21620s&#10;echo logging into /home/fh2-project-sda/fj0219/mallob/mallob_logs/mallob_id1004_13x4x5_21620s&#10;module load mpi/openmpi/3.1&#10;mpirun --bind-to core --map-by core -report-bindings /home/fh2-project-sda/fj0219/mallob//build/mallob /home/fh2-project-sda/fj0219/mallob/scenarios/scenario_all_c16 -c=16 -l=0.910 -t=4 -T=21600 -lbc=1 -time-per-instance=0 -cpuh-per-instance=10 -derandomize -ba=4 -g=0 -md=0 -p=5 -s=1 -v=5 -q -warmup -log=/home/fh2-project-sda/fj0219/mallob//mallob_logs/mallob_id1004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4_13x4x5_21620s_log</text:p>
            <text:p>#SBATCH --error=mallob_id1004_13x4x5_21620s_err</text:p>
            <text:p>#SBATCH --job-name=mallob_id1004_13x4x5_21620s</text:p>
            <text:p>#SBATCH --partition=normal</text:p>
            <text:p>#SBATCH --time=6:00:20</text:p>
            <text:p>mkdir -p /home/fh2-project-sda/fj0219/mallob//mallob_logs/mallob_id1004_13x4x5_21620s</text:p>
            <text:p>echo logging into /home/fh2-project-sda/fj0219/mallob/mallob_logs/mallob_id1004_13x4x5_21620s</text:p>
            <text:p>module load mpi/openmpi/3.1</text:p>
            <text:p>mpirun --bind-to core --map-by core -report-bindings /home/fh2-project-sda/fj0219/mallob//build/mallob /home/fh2-project-sda/fj0219/mallob/scenarios/scenario_all_c16 -c=16 -l=0.910 -t=4 -T=21600 -lbc=1 -time-per-instance=0 -cpuh-per-instance=10 -derandomize -ba=4 -g=0 -md=0 -p=5 -s=1 -v=5 -q -warmup -log=/home/fh2-project-sda/fj0219/mallob//mallob_logs/mallob_id1004_13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5" calcext:value-type="float">
            <text:p>1005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7]*[.C7]" office:value-type="float" office:value="36" calcext:value-type="float">
            <text:p>36</text:p>
          </table:table-cell>
          <table:table-cell table:style-name="ce14" table:formula="of:=[.C7]*[.D7]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E7]-[.G7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1" table:formula="of:=FLOOR([.I7]*[.H7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7]-[.K7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7]/3600*[.F7]*[.B7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7]*[.G7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7]/[.G7]" office:value-type="float" office:value="400" calcext:value-type="float">
            <text:p>400</text:p>
          </table:table-cell>
          <table:table-cell table:style-name="ce14" table:formula="of:=[.R7]/[.O7]" office:value-type="float" office:value="400" calcext:value-type="float">
            <text:p>4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7]*[.S7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" table:formula="of:=FLOOR(([.M7]+20)/3600)" office:value-type="float" office:value="6" calcext:value-type="float">
            <text:p>6</text:p>
          </table:table-cell>
          <table:table-cell table:style-name="ce9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1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0 -cpuh-per-instance=10 -derandomize -ba=4 -g=5 -md=0 -p=5 -s=1 -v=5 -q -warmup" calcext:value-type="string">
            <text:p>/home/fh2-project-sda/fj0219/mallob/scenarios/scenario_all_c1 -c=1 -l=0.930 -t=4 -T=21600 -lbc=1 -time-per-instance=0 -cpuh-per-instance=10 -derandomize -ba=4 -g=5 -md=0 -p=5 -s=1 -v=5 -q -warmup</text:p>
          </table:table-cell>
          <table:table-cell table:style-name="ce15" table:formula="of:=CONCATENATE(&quot;mallob_id&quot;;[.A7];&quot;_&quot;;[.B7];&quot;x&quot;;[.C7];&quot;x&quot;;[.D7];&quot;_&quot;;[.M7]+20;&quot;s&quot;)" office:value-type="string" office:string-value="mallob_id1005_9x4x5_21620s" calcext:value-type="string">
            <text:p>mallob_id1005_9x4x5_21620s</text:p>
          </table:table-cell>
          <table:table-cell table:style-name="ce1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openmpi/3.1&quot;;CHAR(10);&quot;mpirun --bind-to core --map-by core -report-bindings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1005_9x4x5_21620s_log&#10;#SBATCH --error=mallob_id1005_9x4x5_21620s_err&#10;#SBATCH --job-name=mallob_id1005_9x4x5_21620s&#10;#SBATCH --partition=normal&#10;#SBATCH --time=6:00:20&#10;mkdir -p /home/fh2-project-sda/fj0219/mallob//mallob_logs/mallob_id1005_9x4x5_21620s&#10;echo logging into /home/fh2-project-sda/fj0219/mallob/mallob_logs/mallob_id1005_9x4x5_21620s&#10;module load mpi/openmpi/3.1&#10;mpirun --bind-to core --map-by core -report-bindings /home/fh2-project-sda/fj0219/mallob//build/mallob /home/fh2-project-sda/fj0219/mallob/scenarios/scenario_all_c1 -c=1 -l=0.930 -t=4 -T=21600 -lbc=1 -time-per-instance=0 -cpuh-per-instance=10 -derandomize -ba=4 -g=5 -md=0 -p=5 -s=1 -v=5 -q -warmup -log=/home/fh2-project-sda/fj0219/mallob//mallob_logs/mallob_id1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5_9x4x5_21620s_log</text:p>
            <text:p>#SBATCH --error=mallob_id1005_9x4x5_21620s_err</text:p>
            <text:p>#SBATCH --job-name=mallob_id1005_9x4x5_21620s</text:p>
            <text:p>#SBATCH --partition=normal</text:p>
            <text:p>#SBATCH --time=6:00:20</text:p>
            <text:p>mkdir -p /home/fh2-project-sda/fj0219/mallob//mallob_logs/mallob_id1005_9x4x5_21620s</text:p>
            <text:p>echo logging into /home/fh2-project-sda/fj0219/mallob/mallob_logs/mallob_id1005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 -time-per-instance=0 -cpuh-per-instance=10 -derandomize -ba=4 -g=5 -md=0 -p=5 -s=1 -v=5 -q -warmup -log=/home/fh2-project-sda/fj0219/mallob//mallob_logs/mallob_id1005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6" calcext:value-type="float">
            <text:p>1006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8]*[.C8]" office:value-type="float" office:value="36" calcext:value-type="float">
            <text:p>36</text:p>
          </table:table-cell>
          <table:table-cell table:style-name="ce14" table:formula="of:=[.C8]*[.D8]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E8]-[.G8]" office:value-type="float" office:value="34" calcext:value-type="float">
            <text:p>3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21" table:formula="of:=FLOOR([.I8]*[.H8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8]-[.K8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8]/3600*[.F8]*[.B8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8]*[.G8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8]/[.G8]" office:value-type="float" office:value="200" calcext:value-type="float">
            <text:p>200</text:p>
          </table:table-cell>
          <table:table-cell table:style-name="ce14" table:formula="of:=[.R8]/[.O8]" office:value-type="float" office:value="200" calcext:value-type="float">
            <text:p>2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8]*[.S8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9" table:formula="of:=FLOOR(([.M8]+20)/3600)" office:value-type="float" office:value="6" calcext:value-type="float">
            <text:p>6</text:p>
          </table:table-cell>
          <table:table-cell table:style-name="ce9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1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4 -T=21600 -lbc=1 -time-per-instance=0 -cpuh-per-instance=10 -derandomize -ba=4 -g=5 -md=0 -p=5 -s=1 -v=5 -q -warmup" calcext:value-type="string">
            <text:p>/home/fh2-project-sda/fj0219/mallob/scenarios/scenario_all_c2 -c=2 -l=0.950 -t=4 -T=21600 -lbc=1 -time-per-instance=0 -cpuh-per-instance=10 -derandomize -ba=4 -g=5 -md=0 -p=5 -s=1 -v=5 -q -warmup</text:p>
          </table:table-cell>
          <table:table-cell table:style-name="ce15" table:formula="of:=CONCATENATE(&quot;mallob_id&quot;;[.A8];&quot;_&quot;;[.B8];&quot;x&quot;;[.C8];&quot;x&quot;;[.D8];&quot;_&quot;;[.M8]+20;&quot;s&quot;)" office:value-type="string" office:string-value="mallob_id1006_9x4x5_21620s" calcext:value-type="string">
            <text:p>mallob_id1006_9x4x5_21620s</text:p>
          </table:table-cell>
          <table:table-cell table:style-name="ce1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openmpi/3.1&quot;;CHAR(10);&quot;mpirun --bind-to core --map-by core -report-bindings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1006_9x4x5_21620s_log&#10;#SBATCH --error=mallob_id1006_9x4x5_21620s_err&#10;#SBATCH --job-name=mallob_id1006_9x4x5_21620s&#10;#SBATCH --partition=normal&#10;#SBATCH --time=6:00:20&#10;mkdir -p /home/fh2-project-sda/fj0219/mallob//mallob_logs/mallob_id1006_9x4x5_21620s&#10;echo logging into /home/fh2-project-sda/fj0219/mallob/mallob_logs/mallob_id1006_9x4x5_21620s&#10;module load mpi/openmpi/3.1&#10;mpirun --bind-to core --map-by core -report-bindings /home/fh2-project-sda/fj0219/mallob//build/mallob /home/fh2-project-sda/fj0219/mallob/scenarios/scenario_all_c2 -c=2 -l=0.950 -t=4 -T=21600 -lbc=1 -time-per-instance=0 -cpuh-per-instance=10 -derandomize -ba=4 -g=5 -md=0 -p=5 -s=1 -v=5 -q -warmup -log=/home/fh2-project-sda/fj0219/mallob//mallob_logs/mallob_id1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6_9x4x5_21620s_log</text:p>
            <text:p>#SBATCH --error=mallob_id1006_9x4x5_21620s_err</text:p>
            <text:p>#SBATCH --job-name=mallob_id1006_9x4x5_21620s</text:p>
            <text:p>#SBATCH --partition=normal</text:p>
            <text:p>#SBATCH --time=6:00:20</text:p>
            <text:p>mkdir -p /home/fh2-project-sda/fj0219/mallob//mallob_logs/mallob_id1006_9x4x5_21620s</text:p>
            <text:p>echo logging into /home/fh2-project-sda/fj0219/mallob/mallob_logs/mallob_id1006_9x4x5_21620s</text:p>
            <text:p>module load mpi/openmpi/3.1</text:p>
            <text:p>mpirun --bind-to core --map-by core -report-bindings /home/fh2-project-sda/fj0219/mallob//build/mallob /home/fh2-project-sda/fj0219/mallob/scenarios/scenario_all_c2 -c=2 -l=0.950 -t=4 -T=21600 -lbc=1 -time-per-instance=0 -cpuh-per-instance=10 -derandomize -ba=4 -g=5 -md=0 -p=5 -s=1 -v=5 -q -warmup -log=/home/fh2-project-sda/fj0219/mallob//mallob_logs/mallob_id1006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7" calcext:value-type="float">
            <text:p>100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9]*[.C9]" office:value-type="float" office:value="40" calcext:value-type="float">
            <text:p>40</text:p>
          </table:table-cell>
          <table:table-cell table:style-name="ce14" table:formula="of:=[.C9]*[.D9]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E9]-[.G9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9]*[.H9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9]-[.K9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9]/3600*[.F9]*[.B9]" office:value-type="float" office:value="1200" calcext:value-type="float">
            <text:p>120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9]*[.G9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9]/[.G9]" office:value-type="float" office:value="100" calcext:value-type="float">
            <text:p>100</text:p>
          </table:table-cell>
          <table:table-cell table:style-name="ce14" table:formula="of:=[.R9]/[.O9]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9]*[.S9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9" table:formula="of:=FLOOR(([.M9]+20)/3600)" office:value-type="float" office:value="6" calcext:value-type="float">
            <text:p>6</text:p>
          </table:table-cell>
          <table:table-cell table:style-name="ce9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1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10 -t=4 -T=21600 -lbc=1 -time-per-instance=0 -cpuh-per-instance=10 -derandomize -ba=4 -g=5 -md=0 -p=5 -s=1 -v=5 -q -warmup" calcext:value-type="string">
            <text:p>/home/fh2-project-sda/fj0219/mallob/scenarios/scenario_all_c4 -c=4 -l=0.910 -t=4 -T=21600 -lbc=1 -time-per-instance=0 -cpuh-per-instance=10 -derandomize -ba=4 -g=5 -md=0 -p=5 -s=1 -v=5 -q -warmup</text:p>
          </table:table-cell>
          <table:table-cell table:style-name="ce15" table:formula="of:=CONCATENATE(&quot;mallob_id&quot;;[.A9];&quot;_&quot;;[.B9];&quot;x&quot;;[.C9];&quot;x&quot;;[.D9];&quot;_&quot;;[.M9]+20;&quot;s&quot;)" office:value-type="string" office:string-value="mallob_id1007_10x4x5_21620s" calcext:value-type="string">
            <text:p>mallob_id1007_10x4x5_21620s</text:p>
          </table:table-cell>
          <table:table-cell table:style-name="ce1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openmpi/3.1&quot;;CHAR(10);&quot;mpirun --bind-to core --map-by core -report-bindings /home/fh2-project-sda/fj0219/mallob//build/mallob &quot;;[.AJ9];&quot; -log=/home/fh2-project-sda/fj0219/mallob//mallob_logs/&quot;;[.AK9];CHAR(10);&quot;echo finished&quot;)" office:value-type="string" office:string-value="#!/bin/bash&#10;#SBATCH --nodes=10&#10;#SBATCH --ntasks=40&#10;#SBATCH --cpus-per-task=5&#10;#SBATCH --output=mallob_id1007_10x4x5_21620s_log&#10;#SBATCH --error=mallob_id1007_10x4x5_21620s_err&#10;#SBATCH --job-name=mallob_id1007_10x4x5_21620s&#10;#SBATCH --partition=normal&#10;#SBATCH --time=6:00:20&#10;mkdir -p /home/fh2-project-sda/fj0219/mallob//mallob_logs/mallob_id1007_10x4x5_21620s&#10;echo logging into /home/fh2-project-sda/fj0219/mallob/mallob_logs/mallob_id1007_10x4x5_21620s&#10;module load mpi/openmpi/3.1&#10;mpirun --bind-to core --map-by core -report-bindings /home/fh2-project-sda/fj0219/mallob//build/mallob /home/fh2-project-sda/fj0219/mallob/scenarios/scenario_all_c4 -c=4 -l=0.910 -t=4 -T=21600 -lbc=1 -time-per-instance=0 -cpuh-per-instance=10 -derandomize -ba=4 -g=5 -md=0 -p=5 -s=1 -v=5 -q -warmup -log=/home/fh2-project-sda/fj0219/mallob//mallob_logs/mallob_id1007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7_10x4x5_21620s_log</text:p>
            <text:p>#SBATCH --error=mallob_id1007_10x4x5_21620s_err</text:p>
            <text:p>#SBATCH --job-name=mallob_id1007_10x4x5_21620s</text:p>
            <text:p>#SBATCH --partition=normal</text:p>
            <text:p>#SBATCH --time=6:00:20</text:p>
            <text:p>mkdir -p /home/fh2-project-sda/fj0219/mallob//mallob_logs/mallob_id1007_10x4x5_21620s</text:p>
            <text:p>echo logging into /home/fh2-project-sda/fj0219/mallob/mallob_logs/mallob_id1007_10x4x5_21620s</text:p>
            <text:p>module load mpi/openmpi/3.1</text:p>
            <text:p>mpirun --bind-to core --map-by core -report-bindings /home/fh2-project-sda/fj0219/mallob//build/mallob /home/fh2-project-sda/fj0219/mallob/scenarios/scenario_all_c4 -c=4 -l=0.910 -t=4 -T=21600 -lbc=1 -time-per-instance=0 -cpuh-per-instance=10 -derandomize -ba=4 -g=5 -md=0 -p=5 -s=1 -v=5 -q -warmup -log=/home/fh2-project-sda/fj0219/mallob//mallob_logs/mallob_id1007_10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8" calcext:value-type="float">
            <text:p>1008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0]*[.C10]" office:value-type="float" office:value="44" calcext:value-type="float">
            <text:p>44</text:p>
          </table:table-cell>
          <table:table-cell table:style-name="ce14" table:formula="of:=[.C10]*[.D10]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E10]-[.G10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10]*[.H10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0]-[.K10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0]/3600*[.F10]*[.B10]" office:value-type="float" office:value="1320" calcext:value-type="float">
            <text:p>13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10]*[.G10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0]/[.G10]" office:value-type="float" office:value="50" calcext:value-type="float">
            <text:p>50</text:p>
          </table:table-cell>
          <table:table-cell table:style-name="ce14" table:formula="of:=[.R10]/[.O10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10]*[.S10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9" table:formula="of:=FLOOR(([.M10]+20)/3600)" office:value-type="float" office:value="6" calcext:value-type="float">
            <text:p>6</text:p>
          </table:table-cell>
          <table:table-cell table:style-name="ce9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10 -t=4 -T=21600 -lbc=1 -time-per-instance=0 -cpuh-per-instance=10 -derandomize -ba=4 -g=5 -md=0 -p=5 -s=1 -v=5 -q -warmup" calcext:value-type="string">
            <text:p>/home/fh2-project-sda/fj0219/mallob/scenarios/scenario_all_c8 -c=8 -l=0.910 -t=4 -T=21600 -lbc=1 -time-per-instance=0 -cpuh-per-instance=10 -derandomize -ba=4 -g=5 -md=0 -p=5 -s=1 -v=5 -q -warmup</text:p>
          </table:table-cell>
          <table:table-cell table:style-name="ce15" table:formula="of:=CONCATENATE(&quot;mallob_id&quot;;[.A10];&quot;_&quot;;[.B10];&quot;x&quot;;[.C10];&quot;x&quot;;[.D10];&quot;_&quot;;[.M10]+20;&quot;s&quot;)" office:value-type="string" office:string-value="mallob_id1008_11x4x5_21620s" calcext:value-type="string">
            <text:p>mallob_id1008_11x4x5_21620s</text:p>
          </table:table-cell>
          <table:table-cell table:style-name="ce1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openmpi/3.1&quot;;CHAR(10);&quot;mpirun --bind-to core --map-by core -report-bindings /home/fh2-project-sda/fj0219/mallob//build/mallob &quot;;[.AJ10];&quot; -log=/home/fh2-project-sda/fj0219/mallob//mallob_logs/&quot;;[.AK10];CHAR(10);&quot;echo finished&quot;)" office:value-type="string" office:string-value="#!/bin/bash&#10;#SBATCH --nodes=11&#10;#SBATCH --ntasks=44&#10;#SBATCH --cpus-per-task=5&#10;#SBATCH --output=mallob_id1008_11x4x5_21620s_log&#10;#SBATCH --error=mallob_id1008_11x4x5_21620s_err&#10;#SBATCH --job-name=mallob_id1008_11x4x5_21620s&#10;#SBATCH --partition=normal&#10;#SBATCH --time=6:00:20&#10;mkdir -p /home/fh2-project-sda/fj0219/mallob//mallob_logs/mallob_id1008_11x4x5_21620s&#10;echo logging into /home/fh2-project-sda/fj0219/mallob/mallob_logs/mallob_id1008_11x4x5_21620s&#10;module load mpi/openmpi/3.1&#10;mpirun --bind-to core --map-by core -report-bindings /home/fh2-project-sda/fj0219/mallob//build/mallob /home/fh2-project-sda/fj0219/mallob/scenarios/scenario_all_c8 -c=8 -l=0.910 -t=4 -T=21600 -lbc=1 -time-per-instance=0 -cpuh-per-instance=10 -derandomize -ba=4 -g=5 -md=0 -p=5 -s=1 -v=5 -q -warmup -log=/home/fh2-project-sda/fj0219/mallob//mallob_logs/mallob_id1008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8_11x4x5_21620s_log</text:p>
            <text:p>#SBATCH --error=mallob_id1008_11x4x5_21620s_err</text:p>
            <text:p>#SBATCH --job-name=mallob_id1008_11x4x5_21620s</text:p>
            <text:p>#SBATCH --partition=normal</text:p>
            <text:p>#SBATCH --time=6:00:20</text:p>
            <text:p>mkdir -p /home/fh2-project-sda/fj0219/mallob//mallob_logs/mallob_id1008_11x4x5_21620s</text:p>
            <text:p>echo logging into /home/fh2-project-sda/fj0219/mallob/mallob_logs/mallob_id1008_11x4x5_21620s</text:p>
            <text:p>module load mpi/openmpi/3.1</text:p>
            <text:p>mpirun --bind-to core --map-by core -report-bindings /home/fh2-project-sda/fj0219/mallob//build/mallob /home/fh2-project-sda/fj0219/mallob/scenarios/scenario_all_c8 -c=8 -l=0.910 -t=4 -T=21600 -lbc=1 -time-per-instance=0 -cpuh-per-instance=10 -derandomize -ba=4 -g=5 -md=0 -p=5 -s=1 -v=5 -q -warmup -log=/home/fh2-project-sda/fj0219/mallob//mallob_logs/mallob_id1008_11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9" calcext:value-type="float">
            <text:p>1009</text:p>
          </table:table-cell>
          <table:table-cell table:style-name="ce10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1]*[.C11]" office:value-type="float" office:value="52" calcext:value-type="float">
            <text:p>52</text:p>
          </table:table-cell>
          <table:table-cell table:style-name="ce14" table:formula="of:=[.C11]*[.D11]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E11]-[.G11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11]*[.H11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1]-[.K11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1]/3600*[.F11]*[.B11]" office:value-type="float" office:value="1560" calcext:value-type="float">
            <text:p>156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11]*[.G11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1]/[.G11]" office:value-type="float" office:value="25" calcext:value-type="float">
            <text:p>25</text:p>
          </table:table-cell>
          <table:table-cell table:style-name="ce14" table:formula="of:=[.R11]/[.O11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11]*[.S11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9" table:formula="of:=FLOOR(([.M11]+20)/3600)" office:value-type="float" office:value="6" calcext:value-type="float">
            <text:p>6</text:p>
          </table:table-cell>
          <table:table-cell table:style-name="ce9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10 -t=4 -T=21600 -lbc=1 -time-per-instance=0 -cpuh-per-instance=10 -derandomize -ba=4 -g=5 -md=0 -p=5 -s=1 -v=5 -q -warmup" calcext:value-type="string">
            <text:p>/home/fh2-project-sda/fj0219/mallob/scenarios/scenario_all_c16 -c=16 -l=0.910 -t=4 -T=21600 -lbc=1 -time-per-instance=0 -cpuh-per-instance=10 -derandomize -ba=4 -g=5 -md=0 -p=5 -s=1 -v=5 -q -warmup</text:p>
          </table:table-cell>
          <table:table-cell table:style-name="ce15" table:formula="of:=CONCATENATE(&quot;mallob_id&quot;;[.A11];&quot;_&quot;;[.B11];&quot;x&quot;;[.C11];&quot;x&quot;;[.D11];&quot;_&quot;;[.M11]+20;&quot;s&quot;)" office:value-type="string" office:string-value="mallob_id1009_13x4x5_21620s" calcext:value-type="string">
            <text:p>mallob_id1009_13x4x5_21620s</text:p>
          </table:table-cell>
          <table:table-cell table:style-name="ce1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openmpi/3.1&quot;;CHAR(10);&quot;mpirun --bind-to core --map-by core -report-bindings /home/fh2-project-sda/fj0219/mallob//build/mallob &quot;;[.AJ11];&quot; -log=/home/fh2-project-sda/fj0219/mallob//mallob_logs/&quot;;[.AK11];CHAR(10);&quot;echo finished&quot;)" office:value-type="string" office:string-value="#!/bin/bash&#10;#SBATCH --nodes=13&#10;#SBATCH --ntasks=52&#10;#SBATCH --cpus-per-task=5&#10;#SBATCH --output=mallob_id1009_13x4x5_21620s_log&#10;#SBATCH --error=mallob_id1009_13x4x5_21620s_err&#10;#SBATCH --job-name=mallob_id1009_13x4x5_21620s&#10;#SBATCH --partition=normal&#10;#SBATCH --time=6:00:20&#10;mkdir -p /home/fh2-project-sda/fj0219/mallob//mallob_logs/mallob_id1009_13x4x5_21620s&#10;echo logging into /home/fh2-project-sda/fj0219/mallob/mallob_logs/mallob_id1009_13x4x5_21620s&#10;module load mpi/openmpi/3.1&#10;mpirun --bind-to core --map-by core -report-bindings /home/fh2-project-sda/fj0219/mallob//build/mallob /home/fh2-project-sda/fj0219/mallob/scenarios/scenario_all_c16 -c=16 -l=0.910 -t=4 -T=21600 -lbc=1 -time-per-instance=0 -cpuh-per-instance=10 -derandomize -ba=4 -g=5 -md=0 -p=5 -s=1 -v=5 -q -warmup -log=/home/fh2-project-sda/fj0219/mallob//mallob_logs/mallob_id1009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9_13x4x5_21620s_log</text:p>
            <text:p>#SBATCH --error=mallob_id1009_13x4x5_21620s_err</text:p>
            <text:p>#SBATCH --job-name=mallob_id1009_13x4x5_21620s</text:p>
            <text:p>#SBATCH --partition=normal</text:p>
            <text:p>#SBATCH --time=6:00:20</text:p>
            <text:p>mkdir -p /home/fh2-project-sda/fj0219/mallob//mallob_logs/mallob_id1009_13x4x5_21620s</text:p>
            <text:p>echo logging into /home/fh2-project-sda/fj0219/mallob/mallob_logs/mallob_id1009_13x4x5_21620s</text:p>
            <text:p>module load mpi/openmpi/3.1</text:p>
            <text:p>mpirun --bind-to core --map-by core -report-bindings /home/fh2-project-sda/fj0219/mallob//build/mallob /home/fh2-project-sda/fj0219/mallob/scenarios/scenario_all_c16 -c=16 -l=0.910 -t=4 -T=21600 -lbc=1 -time-per-instance=0 -cpuh-per-instance=10 -derandomize -ba=4 -g=5 -md=0 -p=5 -s=1 -v=5 -q -warmup -log=/home/fh2-project-sda/fj0219/mallob//mallob_logs/mallob_id1009_13x4x5_21620s</text:p>
            <text:p>echo finished</text:p>
          </table:table-cell>
          <table:table-cell table:style-name="ce2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23" table:formula="of:=SUM([.N2:.N11])" office:value-type="float" office:value="12480" calcext:value-type="float">
            <text:p>12480</text:p>
          </table:table-cell>
          <table:table-cell table:style-name="ce23" office:value-type="string" calcext:value-type="string">
            <text:p>CPUh requested</text:p>
          </table:table-cell>
          <table:table-cell table:number-columns-repeated="23"/>
          <table:table-cell table:style-name="ce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  <table:table-cell table:style-name="ce2"/>
        </table:table-row>
        <table:table-row table:style-name="ro4">
          <table:table-cell table:style-name="ce5" office:value-type="string" calcext:value-type="string" table:number-columns-spanned="38" table:number-rows-spanned="1">
            <text:p>Given a constant amount of computational power, how does overall performance evolve with respect to the number of job streams?</text:p>
            <text:p>How do results differ when jobs <text:span text:style-name="T1">gradually</text:span> increase their demand?</text:p>
            <text:p>=&gt; Test quality of load balancing and effectiveness of gradual demand increase when scaling overall load.</text:p>
            <text:p>Each job is capped at 10 CPUh such that the system should have a throughput on "unsolvable" jobs that is invariant to the overall load.</text:p>
          </table:table-cell>
          <table:covered-table-cell/>
          <table:covered-table-cell table:style-name="Default"/>
          <table:covered-table-cell table:number-columns-repeated="35"/>
          <table:table-cell table:style-name="ce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5"/>
          <table:table-cell table:style-name="ce2"/>
        </table:table-row>
        <table:table-row table:style-name="ro1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caleDemandVsLBC_1Client_9x4x5_1wchVs10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1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30" table:visibility="collapse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odes</text:p>
          </table:table-cell>
          <table:table-cell table:style-name="ce28" office:value-type="string" calcext:value-type="string">
            <text:p>Processes per node</text:p>
          </table:table-cell>
          <table:table-cell table:style-name="ce2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8" office:value-type="string" calcext:value-type="string">
            <text:p>CPU h timeout per job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Scenario file</text:p>
          </table:table-cell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s</text:p>
          </table:table-cell>
          <table:table-cell table:style-name="ce17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26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  <table:table-cell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2]*[.C2]" office:value-type="float" office:value="36" calcext:value-type="float">
            <text:p>36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2]-[.G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2]*[.H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2]-[.K2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2]/3600*[.F2]*[.B2]" office:value-type="float" office:value="1080" calcext:value-type="float">
            <text:p>1080</text:p>
          </table:table-cell>
          <table:table-cell table:style-name="ce10" office:value-type="float" office:value="32" calcext:value-type="float">
            <text:p>32</text:p>
          </table:table-cell>
          <table:table-cell table:style-name="ce14" table:formula="of:=[.O2]*[.G2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0" calcext:value-type="float">
            <text:p>400</text:p>
          </table:table-cell>
          <table:table-cell table:style-name="ce14" table:formula="of:=[.R2]/[.O2]" office:value-type="float" office:value="12.5" calcext:value-type="float">
            <text:p>12,5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2]*[.S2]/3600" office:value-type="float" office:value="12.5" calcext:value-type="float">
            <text:p>1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" table:formula="of:=FLOOR(([.M2]+20)/3600)" office:value-type="float" office:value="6" calcext:value-type="float">
            <text:p>6</text:p>
          </table:table-cell>
          <table:table-cell table:style-name="ce9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32 -time-per-instance=3600 -cpuh-per-instance=0 -derandomize -ba=4 -g=0 -md=1 -p=5 -s=1 -v=5 -q -warmup" calcext:value-type="string">
            <text:p>/home/fh2-project-sda/fj0219/mallob/scenarios/scenario_all_c1 -c=1 -l=0.930 -t=4 -T=21600 -lbc=32 -time-per-instance=3600 -cpuh-per-instance=0 -derandomize -ba=4 -g=0 -md=1 -p=5 -s=1 -v=5 -q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2000_9x4x5_21620s" calcext:value-type="string">
            <text:p>mallob_id2000_9x4x5_21620s</text:p>
          </table:table-cell>
          <table:table-cell table:style-name="ce1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2000_9x4x5_21620s_log&#10;#SBATCH --error=mallob_id2000_9x4x5_21620s_err&#10;#SBATCH --job-name=mallob_id2000_9x4x5_21620s&#10;#SBATCH --partition=normal&#10;#SBATCH --time=6:00:20&#10;mkdir -p /home/fh2-project-sda/fj0219/mallob//mallob_logs/mallob_id2000_9x4x5_21620s&#10;echo logging into /home/fh2-project-sda/fj0219/mallob/mallob_logs/mallob_id2000_9x4x5_21620s&#10;module load mpi/openmpi/3.1&#10;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5 -q -warmup -log=/home/fh2-project-sda/fj0219/mallob//mallob_logs/mallob_id2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0_9x4x5_21620s_log</text:p>
            <text:p>#SBATCH --error=mallob_id2000_9x4x5_21620s_err</text:p>
            <text:p>#SBATCH --job-name=mallob_id2000_9x4x5_21620s</text:p>
            <text:p>#SBATCH --partition=normal</text:p>
            <text:p>#SBATCH --time=6:00:20</text:p>
            <text:p>mkdir -p /home/fh2-project-sda/fj0219/mallob//mallob_logs/mallob_id2000_9x4x5_21620s</text:p>
            <text:p>echo logging into /home/fh2-project-sda/fj0219/mallob/mallob_logs/mallob_id2000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5 -q -warmup -log=/home/fh2-project-sda/fj0219/mallob//mallob_logs/mallob_id2000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3]*[.C3]" office:value-type="float" office:value="36" calcext:value-type="float">
            <text:p>36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3]-[.G3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3]*[.H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3]-[.K3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3]/3600*[.F3]*[.B3]" office:value-type="float" office:value="1080" calcext:value-type="float">
            <text:p>108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O3]*[.G3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400" calcext:value-type="float">
            <text:p>400</text:p>
          </table:table-cell>
          <table:table-cell table:style-name="ce14" table:formula="of:=[.R3]/[.O3]" office:value-type="float" office:value="25" calcext:value-type="float">
            <text:p>25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3]*[.S3]/3600" office:value-type="float" office:value="25" calcext:value-type="float">
            <text:p>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9" table:formula="of:=FLOOR(([.M3]+20)/3600)" office:value-type="float" office:value="6" calcext:value-type="float">
            <text:p>6</text:p>
          </table:table-cell>
          <table:table-cell table:style-name="ce9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600 -lbc=16 -time-per-instance=3600 -cpuh-per-instance=0 -derandomize -ba=4 -g=0 -md=2 -p=5 -s=1 -v=5 -q -warmup" calcext:value-type="string">
            <text:p>/home/fh2-project-sda/fj0219/mallob/scenarios/scenario_all_c1 -c=1 -l=0.930 -t=4 -T=21600 -lbc=16 -time-per-instance=3600 -cpuh-per-instance=0 -derandomize -ba=4 -g=0 -md=2 -p=5 -s=1 -v=5 -q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2001_9x4x5_21620s" calcext:value-type="string">
            <text:p>mallob_id2001_9x4x5_21620s</text:p>
          </table:table-cell>
          <table:table-cell table:style-name="ce1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2001_9x4x5_21620s_log&#10;#SBATCH --error=mallob_id2001_9x4x5_21620s_err&#10;#SBATCH --job-name=mallob_id2001_9x4x5_21620s&#10;#SBATCH --partition=normal&#10;#SBATCH --time=6:00:20&#10;mkdir -p /home/fh2-project-sda/fj0219/mallob//mallob_logs/mallob_id2001_9x4x5_21620s&#10;echo logging into /home/fh2-project-sda/fj0219/mallob/mallob_logs/mallob_id2001_9x4x5_21620s&#10;module load mpi/openmpi/3.1&#10;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5 -q -warmup -log=/home/fh2-project-sda/fj0219/mallob//mallob_logs/mallob_id2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1_9x4x5_21620s_log</text:p>
            <text:p>#SBATCH --error=mallob_id2001_9x4x5_21620s_err</text:p>
            <text:p>#SBATCH --job-name=mallob_id2001_9x4x5_21620s</text:p>
            <text:p>#SBATCH --partition=normal</text:p>
            <text:p>#SBATCH --time=6:00:20</text:p>
            <text:p>mkdir -p /home/fh2-project-sda/fj0219/mallob//mallob_logs/mallob_id2001_9x4x5_21620s</text:p>
            <text:p>echo logging into /home/fh2-project-sda/fj0219/mallob/mallob_logs/mallob_id2001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5 -q -warmup -log=/home/fh2-project-sda/fj0219/mallob//mallob_logs/mallob_id2001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2" calcext:value-type="float">
            <text:p>200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4]*[.C4]" office:value-type="float" office:value="36" calcext:value-type="float">
            <text:p>36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4]-[.G4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4]*[.H4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4]-[.K4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4]/3600*[.F4]*[.B4]" office:value-type="float" office:value="1080" calcext:value-type="float">
            <text:p>108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O4]*[.G4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400" calcext:value-type="float">
            <text:p>400</text:p>
          </table:table-cell>
          <table:table-cell table:style-name="ce14" table:formula="of:=[.R4]/[.O4]" office:value-type="float" office:value="50" calcext:value-type="float">
            <text:p>5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4]*[.S4]/3600" office:value-type="float" office:value="50" calcext:value-type="float">
            <text:p>5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9" table:formula="of:=FLOOR(([.M4]+20)/3600)" office:value-type="float" office:value="6" calcext:value-type="float">
            <text:p>6</text:p>
          </table:table-cell>
          <table:table-cell table:style-name="ce9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1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600 -lbc=8 -time-per-instance=3600 -cpuh-per-instance=0 -derandomize -ba=4 -g=0 -md=4 -p=5 -s=1 -v=5 -q -warmup" calcext:value-type="string">
            <text:p>/home/fh2-project-sda/fj0219/mallob/scenarios/scenario_all_c1 -c=1 -l=0.930 -t=4 -T=21600 -lbc=8 -time-per-instance=3600 -cpuh-per-instance=0 -derandomize -ba=4 -g=0 -md=4 -p=5 -s=1 -v=5 -q -warmup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2002_9x4x5_21620s" calcext:value-type="string">
            <text:p>mallob_id2002_9x4x5_21620s</text:p>
          </table:table-cell>
          <table:table-cell table:style-name="ce1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openmpi/3.1&quot;;CHAR(10);&quot;mpirun --bind-to core --map-by core -report-bindings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2002_9x4x5_21620s_log&#10;#SBATCH --error=mallob_id2002_9x4x5_21620s_err&#10;#SBATCH --job-name=mallob_id2002_9x4x5_21620s&#10;#SBATCH --partition=normal&#10;#SBATCH --time=6:00:20&#10;mkdir -p /home/fh2-project-sda/fj0219/mallob//mallob_logs/mallob_id2002_9x4x5_21620s&#10;echo logging into /home/fh2-project-sda/fj0219/mallob/mallob_logs/mallob_id2002_9x4x5_21620s&#10;module load mpi/openmpi/3.1&#10;mpirun --bind-to core --map-by core -report-bindings /home/fh2-project-sda/fj0219/mallob//build/mallob /home/fh2-project-sda/fj0219/mallob/scenarios/scenario_all_c1 -c=1 -l=0.930 -t=4 -T=21600 -lbc=8 -time-per-instance=3600 -cpuh-per-instance=0 -derandomize -ba=4 -g=0 -md=4 -p=5 -s=1 -v=5 -q -warmup -log=/home/fh2-project-sda/fj0219/mallob//mallob_logs/mallob_id2002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2_9x4x5_21620s_log</text:p>
            <text:p>#SBATCH --error=mallob_id2002_9x4x5_21620s_err</text:p>
            <text:p>#SBATCH --job-name=mallob_id2002_9x4x5_21620s</text:p>
            <text:p>#SBATCH --partition=normal</text:p>
            <text:p>#SBATCH --time=6:00:20</text:p>
            <text:p>mkdir -p /home/fh2-project-sda/fj0219/mallob//mallob_logs/mallob_id2002_9x4x5_21620s</text:p>
            <text:p>echo logging into /home/fh2-project-sda/fj0219/mallob/mallob_logs/mallob_id2002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8 -time-per-instance=3600 -cpuh-per-instance=0 -derandomize -ba=4 -g=0 -md=4 -p=5 -s=1 -v=5 -q -warmup -log=/home/fh2-project-sda/fj0219/mallob//mallob_logs/mallob_id2002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5]*[.C5]" office:value-type="float" office:value="36" calcext:value-type="float">
            <text:p>36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5]-[.G5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5]*[.H5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5]-[.K5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5]/3600*[.F5]*[.B5]" office:value-type="float" office:value="1080" calcext:value-type="float">
            <text:p>108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O5]*[.G5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400" calcext:value-type="float">
            <text:p>400</text:p>
          </table:table-cell>
          <table:table-cell table:style-name="ce14" table:formula="of:=[.R5]/[.O5]" office:value-type="float" office:value="100" calcext:value-type="float">
            <text:p>10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5]*[.S5]/3600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9" table:formula="of:=FLOOR(([.M5]+20)/3600)" office:value-type="float" office:value="6" calcext:value-type="float">
            <text:p>6</text:p>
          </table:table-cell>
          <table:table-cell table:style-name="ce9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1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600 -lbc=4 -time-per-instance=3600 -cpuh-per-instance=0 -derandomize -ba=4 -g=0 -md=8 -p=5 -s=1 -v=5 -q -warmup" calcext:value-type="string">
            <text:p>/home/fh2-project-sda/fj0219/mallob/scenarios/scenario_all_c1 -c=1 -l=0.930 -t=4 -T=21600 -lbc=4 -time-per-instance=3600 -cpuh-per-instance=0 -derandomize -ba=4 -g=0 -md=8 -p=5 -s=1 -v=5 -q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2003_9x4x5_21620s" calcext:value-type="string">
            <text:p>mallob_id2003_9x4x5_21620s</text:p>
          </table:table-cell>
          <table:table-cell table:style-name="ce1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openmpi/3.1&quot;;CHAR(10);&quot;mpirun --bind-to core --map-by core -report-bindings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2003_9x4x5_21620s_log&#10;#SBATCH --error=mallob_id2003_9x4x5_21620s_err&#10;#SBATCH --job-name=mallob_id2003_9x4x5_21620s&#10;#SBATCH --partition=normal&#10;#SBATCH --time=6:00:20&#10;mkdir -p /home/fh2-project-sda/fj0219/mallob//mallob_logs/mallob_id2003_9x4x5_21620s&#10;echo logging into /home/fh2-project-sda/fj0219/mallob/mallob_logs/mallob_id2003_9x4x5_21620s&#10;module load mpi/openmpi/3.1&#10;mpirun --bind-to core --map-by core -report-bindings /home/fh2-project-sda/fj0219/mallob//build/mallob /home/fh2-project-sda/fj0219/mallob/scenarios/scenario_all_c1 -c=1 -l=0.930 -t=4 -T=21600 -lbc=4 -time-per-instance=3600 -cpuh-per-instance=0 -derandomize -ba=4 -g=0 -md=8 -p=5 -s=1 -v=5 -q -warmup -log=/home/fh2-project-sda/fj0219/mallob//mallob_logs/mallob_id2003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3_9x4x5_21620s_log</text:p>
            <text:p>#SBATCH --error=mallob_id2003_9x4x5_21620s_err</text:p>
            <text:p>#SBATCH --job-name=mallob_id2003_9x4x5_21620s</text:p>
            <text:p>#SBATCH --partition=normal</text:p>
            <text:p>#SBATCH --time=6:00:20</text:p>
            <text:p>mkdir -p /home/fh2-project-sda/fj0219/mallob//mallob_logs/mallob_id2003_9x4x5_21620s</text:p>
            <text:p>echo logging into /home/fh2-project-sda/fj0219/mallob/mallob_logs/mallob_id2003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4 -time-per-instance=3600 -cpuh-per-instance=0 -derandomize -ba=4 -g=0 -md=8 -p=5 -s=1 -v=5 -q -warmup -log=/home/fh2-project-sda/fj0219/mallob//mallob_logs/mallob_id2003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6]*[.C6]" office:value-type="float" office:value="36" calcext:value-type="float">
            <text:p>36</text:p>
          </table:table-cell>
          <table:table-cell table:style-name="ce14" table:formula="of:=[.C6]*[.D6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6]-[.G6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6]*[.H6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6]-[.K6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6]/3600*[.F6]*[.B6]" office:value-type="float" office:value="1080" calcext:value-type="float">
            <text:p>108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O6]*[.G6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6]/[.G6]" office:value-type="float" office:value="400" calcext:value-type="float">
            <text:p>400</text:p>
          </table:table-cell>
          <table:table-cell table:style-name="ce14" table:formula="of:=[.R6]/[.O6]" office:value-type="float" office:value="200" calcext:value-type="float">
            <text:p>20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6]*[.S6]/3600" office:value-type="float" office:value="200" calcext:value-type="float">
            <text:p>2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9" table:formula="of:=FLOOR(([.M6]+20)/3600)" office:value-type="float" office:value="6" calcext:value-type="float">
            <text:p>6</text:p>
          </table:table-cell>
          <table:table-cell table:style-name="ce9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1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600 -lbc=2 -time-per-instance=3600 -cpuh-per-instance=0 -derandomize -ba=4 -g=0 -md=16 -p=5 -s=1 -v=5 -q -warmup" calcext:value-type="string">
            <text:p>/home/fh2-project-sda/fj0219/mallob/scenarios/scenario_all_c1 -c=1 -l=0.930 -t=4 -T=21600 -lbc=2 -time-per-instance=3600 -cpuh-per-instance=0 -derandomize -ba=4 -g=0 -md=16 -p=5 -s=1 -v=5 -q -warmup</text:p>
          </table:table-cell>
          <table:table-cell table:style-name="ce15" table:formula="of:=CONCATENATE(&quot;mallob_id&quot;;[.A6];&quot;_&quot;;[.B6];&quot;x&quot;;[.C6];&quot;x&quot;;[.D6];&quot;_&quot;;[.M6]+20;&quot;s&quot;)" office:value-type="string" office:string-value="mallob_id2004_9x4x5_21620s" calcext:value-type="string">
            <text:p>mallob_id2004_9x4x5_21620s</text:p>
          </table:table-cell>
          <table:table-cell table:style-name="ce1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openmpi/3.1&quot;;CHAR(10);&quot;mpirun --bind-to core --map-by core -report-bindings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2004_9x4x5_21620s_log&#10;#SBATCH --error=mallob_id2004_9x4x5_21620s_err&#10;#SBATCH --job-name=mallob_id2004_9x4x5_21620s&#10;#SBATCH --partition=normal&#10;#SBATCH --time=6:00:20&#10;mkdir -p /home/fh2-project-sda/fj0219/mallob//mallob_logs/mallob_id2004_9x4x5_21620s&#10;echo logging into /home/fh2-project-sda/fj0219/mallob/mallob_logs/mallob_id2004_9x4x5_21620s&#10;module load mpi/openmpi/3.1&#10;mpirun --bind-to core --map-by core -report-bindings /home/fh2-project-sda/fj0219/mallob//build/mallob /home/fh2-project-sda/fj0219/mallob/scenarios/scenario_all_c1 -c=1 -l=0.930 -t=4 -T=21600 -lbc=2 -time-per-instance=3600 -cpuh-per-instance=0 -derandomize -ba=4 -g=0 -md=16 -p=5 -s=1 -v=5 -q -warmup -log=/home/fh2-project-sda/fj0219/mallob//mallob_logs/mallob_id2004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4_9x4x5_21620s_log</text:p>
            <text:p>#SBATCH --error=mallob_id2004_9x4x5_21620s_err</text:p>
            <text:p>#SBATCH --job-name=mallob_id2004_9x4x5_21620s</text:p>
            <text:p>#SBATCH --partition=normal</text:p>
            <text:p>#SBATCH --time=6:00:20</text:p>
            <text:p>mkdir -p /home/fh2-project-sda/fj0219/mallob//mallob_logs/mallob_id2004_9x4x5_21620s</text:p>
            <text:p>echo logging into /home/fh2-project-sda/fj0219/mallob/mallob_logs/mallob_id2004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2 -time-per-instance=3600 -cpuh-per-instance=0 -derandomize -ba=4 -g=0 -md=16 -p=5 -s=1 -v=5 -q -warmup -log=/home/fh2-project-sda/fj0219/mallob//mallob_logs/mallob_id2004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7]*[.C7]" office:value-type="float" office:value="36" calcext:value-type="float">
            <text:p>36</text:p>
          </table:table-cell>
          <table:table-cell table:style-name="ce14" table:formula="of:=[.C7]*[.D7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7]-[.G7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7]*[.H7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7]-[.K7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7]/3600*[.F7]*[.B7]" office:value-type="float" office:value="1080" calcext:value-type="float">
            <text:p>108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O7]*[.G7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7]/[.G7]" office:value-type="float" office:value="400" calcext:value-type="float">
            <text:p>400</text:p>
          </table:table-cell>
          <table:table-cell table:style-name="ce14" table:formula="of:=[.R7]/[.O7]" office:value-type="float" office:value="400" calcext:value-type="float">
            <text:p>40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7]*[.S7]/3600" office:value-type="float" office:value="400" calcext:value-type="float">
            <text:p>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" table:formula="of:=FLOOR(([.M7]+20)/3600)" office:value-type="float" office:value="6" calcext:value-type="float">
            <text:p>6</text:p>
          </table:table-cell>
          <table:table-cell table:style-name="ce9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1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3600 -cpuh-per-instance=0 -derandomize -ba=4 -g=0 -md=32 -p=5 -s=1 -v=5 -q -warmup" calcext:value-type="string">
            <text:p>/home/fh2-project-sda/fj0219/mallob/scenarios/scenario_all_c1 -c=1 -l=0.930 -t=4 -T=21600 -lbc=1 -time-per-instance=3600 -cpuh-per-instance=0 -derandomize -ba=4 -g=0 -md=32 -p=5 -s=1 -v=5 -q -warmup</text:p>
          </table:table-cell>
          <table:table-cell table:style-name="ce15" table:formula="of:=CONCATENATE(&quot;mallob_id&quot;;[.A7];&quot;_&quot;;[.B7];&quot;x&quot;;[.C7];&quot;x&quot;;[.D7];&quot;_&quot;;[.M7]+20;&quot;s&quot;)" office:value-type="string" office:string-value="mallob_id2005_9x4x5_21620s" calcext:value-type="string">
            <text:p>mallob_id2005_9x4x5_21620s</text:p>
          </table:table-cell>
          <table:table-cell table:style-name="ce1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openmpi/3.1&quot;;CHAR(10);&quot;mpirun --bind-to core --map-by core -report-bindings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2005_9x4x5_21620s_log&#10;#SBATCH --error=mallob_id2005_9x4x5_21620s_err&#10;#SBATCH --job-name=mallob_id2005_9x4x5_21620s&#10;#SBATCH --partition=normal&#10;#SBATCH --time=6:00:20&#10;mkdir -p /home/fh2-project-sda/fj0219/mallob//mallob_logs/mallob_id2005_9x4x5_21620s&#10;echo logging into /home/fh2-project-sda/fj0219/mallob/mallob_logs/mallob_id2005_9x4x5_21620s&#10;module load mpi/openmpi/3.1&#10;mpirun --bind-to core --map-by core -report-bindings /home/fh2-project-sda/fj0219/mallob//build/mallob /home/fh2-project-sda/fj0219/mallob/scenarios/scenario_all_c1 -c=1 -l=0.930 -t=4 -T=21600 -lbc=1 -time-per-instance=3600 -cpuh-per-instance=0 -derandomize -ba=4 -g=0 -md=32 -p=5 -s=1 -v=5 -q -warmup -log=/home/fh2-project-sda/fj0219/mallob//mallob_logs/mallob_id2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5_9x4x5_21620s_log</text:p>
            <text:p>#SBATCH --error=mallob_id2005_9x4x5_21620s_err</text:p>
            <text:p>#SBATCH --job-name=mallob_id2005_9x4x5_21620s</text:p>
            <text:p>#SBATCH --partition=normal</text:p>
            <text:p>#SBATCH --time=6:00:20</text:p>
            <text:p>mkdir -p /home/fh2-project-sda/fj0219/mallob//mallob_logs/mallob_id2005_9x4x5_21620s</text:p>
            <text:p>echo logging into /home/fh2-project-sda/fj0219/mallob/mallob_logs/mallob_id2005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 -time-per-instance=3600 -cpuh-per-instance=0 -derandomize -ba=4 -g=0 -md=32 -p=5 -s=1 -v=5 -q -warmup -log=/home/fh2-project-sda/fj0219/mallob//mallob_logs/mallob_id2005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8]*[.C8]" office:value-type="float" office:value="36" calcext:value-type="float">
            <text:p>36</text:p>
          </table:table-cell>
          <table:table-cell table:style-name="ce14" table:formula="of:=[.C8]*[.D8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8]-[.G8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8]*[.H8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8]-[.K8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8]/3600*[.F8]*[.B8]" office:value-type="float" office:value="1080" calcext:value-type="float">
            <text:p>1080</text:p>
          </table:table-cell>
          <table:table-cell table:style-name="ce10" office:value-type="float" office:value="32" calcext:value-type="float">
            <text:p>32</text:p>
          </table:table-cell>
          <table:table-cell table:style-name="ce14" table:formula="of:=[.O8]*[.G8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8]/[.G8]" office:value-type="float" office:value="400" calcext:value-type="float">
            <text:p>400</text:p>
          </table:table-cell>
          <table:table-cell table:style-name="ce14" table:formula="of:=[.R8]/[.O8]" office:value-type="float" office:value="12.5" calcext:value-type="float">
            <text:p>12,5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8]*[.S8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9" table:formula="of:=FLOOR(([.M8]+20)/3600)" office:value-type="float" office:value="6" calcext:value-type="float">
            <text:p>6</text:p>
          </table:table-cell>
          <table:table-cell table:style-name="ce9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1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600 -lbc=32 -time-per-instance=0 -cpuh-per-instance=10 -derandomize -ba=4 -g=0 -md=1 -p=5 -s=1 -v=5 -q -warmup" calcext:value-type="string">
            <text:p>/home/fh2-project-sda/fj0219/mallob/scenarios/scenario_all_c1 -c=1 -l=0.930 -t=4 -T=21600 -lbc=32 -time-per-instance=0 -cpuh-per-instance=10 -derandomize -ba=4 -g=0 -md=1 -p=5 -s=1 -v=5 -q -warmup</text:p>
          </table:table-cell>
          <table:table-cell table:style-name="ce15" table:formula="of:=CONCATENATE(&quot;mallob_id&quot;;[.A8];&quot;_&quot;;[.B8];&quot;x&quot;;[.C8];&quot;x&quot;;[.D8];&quot;_&quot;;[.M8]+20;&quot;s&quot;)" office:value-type="string" office:string-value="mallob_id2006_9x4x5_21620s" calcext:value-type="string">
            <text:p>mallob_id2006_9x4x5_21620s</text:p>
          </table:table-cell>
          <table:table-cell table:style-name="ce1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openmpi/3.1&quot;;CHAR(10);&quot;mpirun --bind-to core --map-by core -report-bindings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2006_9x4x5_21620s_log&#10;#SBATCH --error=mallob_id2006_9x4x5_21620s_err&#10;#SBATCH --job-name=mallob_id2006_9x4x5_21620s&#10;#SBATCH --partition=normal&#10;#SBATCH --time=6:00:20&#10;mkdir -p /home/fh2-project-sda/fj0219/mallob//mallob_logs/mallob_id2006_9x4x5_21620s&#10;echo logging into /home/fh2-project-sda/fj0219/mallob/mallob_logs/mallob_id2006_9x4x5_21620s&#10;module load mpi/openmpi/3.1&#10;mpirun --bind-to core --map-by core -report-bindings /home/fh2-project-sda/fj0219/mallob//build/mallob /home/fh2-project-sda/fj0219/mallob/scenarios/scenario_all_c1 -c=1 -l=0.930 -t=4 -T=21600 -lbc=32 -time-per-instance=0 -cpuh-per-instance=10 -derandomize -ba=4 -g=0 -md=1 -p=5 -s=1 -v=5 -q -warmup -log=/home/fh2-project-sda/fj0219/mallob//mallob_logs/mallob_id2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6_9x4x5_21620s_log</text:p>
            <text:p>#SBATCH --error=mallob_id2006_9x4x5_21620s_err</text:p>
            <text:p>#SBATCH --job-name=mallob_id2006_9x4x5_21620s</text:p>
            <text:p>#SBATCH --partition=normal</text:p>
            <text:p>#SBATCH --time=6:00:20</text:p>
            <text:p>mkdir -p /home/fh2-project-sda/fj0219/mallob//mallob_logs/mallob_id2006_9x4x5_21620s</text:p>
            <text:p>echo logging into /home/fh2-project-sda/fj0219/mallob/mallob_logs/mallob_id2006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32 -time-per-instance=0 -cpuh-per-instance=10 -derandomize -ba=4 -g=0 -md=1 -p=5 -s=1 -v=5 -q -warmup -log=/home/fh2-project-sda/fj0219/mallob//mallob_logs/mallob_id2006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9]*[.C9]" office:value-type="float" office:value="36" calcext:value-type="float">
            <text:p>36</text:p>
          </table:table-cell>
          <table:table-cell table:style-name="ce14" table:formula="of:=[.C9]*[.D9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9]-[.G9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9]*[.H9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9]-[.K9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9]/3600*[.F9]*[.B9]" office:value-type="float" office:value="1080" calcext:value-type="float">
            <text:p>108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O9]*[.G9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9]/[.G9]" office:value-type="float" office:value="400" calcext:value-type="float">
            <text:p>400</text:p>
          </table:table-cell>
          <table:table-cell table:style-name="ce14" table:formula="of:=[.R9]/[.O9]" office:value-type="float" office:value="25" calcext:value-type="float">
            <text:p>25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9]*[.S9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9" table:formula="of:=FLOOR(([.M9]+20)/3600)" office:value-type="float" office:value="6" calcext:value-type="float">
            <text:p>6</text:p>
          </table:table-cell>
          <table:table-cell table:style-name="ce9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1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600 -lbc=16 -time-per-instance=0 -cpuh-per-instance=10 -derandomize -ba=4 -g=0 -md=2 -p=5 -s=1 -v=5 -q -warmup" calcext:value-type="string">
            <text:p>/home/fh2-project-sda/fj0219/mallob/scenarios/scenario_all_c1 -c=1 -l=0.930 -t=4 -T=21600 -lbc=16 -time-per-instance=0 -cpuh-per-instance=10 -derandomize -ba=4 -g=0 -md=2 -p=5 -s=1 -v=5 -q -warmup</text:p>
          </table:table-cell>
          <table:table-cell table:style-name="ce15" table:formula="of:=CONCATENATE(&quot;mallob_id&quot;;[.A9];&quot;_&quot;;[.B9];&quot;x&quot;;[.C9];&quot;x&quot;;[.D9];&quot;_&quot;;[.M9]+20;&quot;s&quot;)" office:value-type="string" office:string-value="mallob_id2007_9x4x5_21620s" calcext:value-type="string">
            <text:p>mallob_id2007_9x4x5_21620s</text:p>
          </table:table-cell>
          <table:table-cell table:style-name="ce1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openmpi/3.1&quot;;CHAR(10);&quot;mpirun --bind-to core --map-by core -report-bindings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2007_9x4x5_21620s_log&#10;#SBATCH --error=mallob_id2007_9x4x5_21620s_err&#10;#SBATCH --job-name=mallob_id2007_9x4x5_21620s&#10;#SBATCH --partition=normal&#10;#SBATCH --time=6:00:20&#10;mkdir -p /home/fh2-project-sda/fj0219/mallob//mallob_logs/mallob_id2007_9x4x5_21620s&#10;echo logging into /home/fh2-project-sda/fj0219/mallob/mallob_logs/mallob_id2007_9x4x5_21620s&#10;module load mpi/openmpi/3.1&#10;mpirun --bind-to core --map-by core -report-bindings /home/fh2-project-sda/fj0219/mallob//build/mallob /home/fh2-project-sda/fj0219/mallob/scenarios/scenario_all_c1 -c=1 -l=0.930 -t=4 -T=21600 -lbc=16 -time-per-instance=0 -cpuh-per-instance=10 -derandomize -ba=4 -g=0 -md=2 -p=5 -s=1 -v=5 -q -warmup -log=/home/fh2-project-sda/fj0219/mallob//mallob_logs/mallob_id2007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7_9x4x5_21620s_log</text:p>
            <text:p>#SBATCH --error=mallob_id2007_9x4x5_21620s_err</text:p>
            <text:p>#SBATCH --job-name=mallob_id2007_9x4x5_21620s</text:p>
            <text:p>#SBATCH --partition=normal</text:p>
            <text:p>#SBATCH --time=6:00:20</text:p>
            <text:p>mkdir -p /home/fh2-project-sda/fj0219/mallob//mallob_logs/mallob_id2007_9x4x5_21620s</text:p>
            <text:p>echo logging into /home/fh2-project-sda/fj0219/mallob/mallob_logs/mallob_id2007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6 -time-per-instance=0 -cpuh-per-instance=10 -derandomize -ba=4 -g=0 -md=2 -p=5 -s=1 -v=5 -q -warmup -log=/home/fh2-project-sda/fj0219/mallob//mallob_logs/mallob_id2007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0]*[.C10]" office:value-type="float" office:value="36" calcext:value-type="float">
            <text:p>36</text:p>
          </table:table-cell>
          <table:table-cell table:style-name="ce14" table:formula="of:=[.C10]*[.D10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0]-[.G10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0]*[.H10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0]-[.K10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0]/3600*[.F10]*[.B10]" office:value-type="float" office:value="1080" calcext:value-type="float">
            <text:p>108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O10]*[.G10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0]/[.G10]" office:value-type="float" office:value="400" calcext:value-type="float">
            <text:p>400</text:p>
          </table:table-cell>
          <table:table-cell table:style-name="ce14" table:formula="of:=[.R10]/[.O10]" office:value-type="float" office:value="50" calcext:value-type="float">
            <text:p>5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0]*[.S10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9" table:formula="of:=FLOOR(([.M10]+20)/3600)" office:value-type="float" office:value="6" calcext:value-type="float">
            <text:p>6</text:p>
          </table:table-cell>
          <table:table-cell table:style-name="ce9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600 -lbc=8 -time-per-instance=0 -cpuh-per-instance=10 -derandomize -ba=4 -g=0 -md=4 -p=5 -s=1 -v=5 -q -warmup" calcext:value-type="string">
            <text:p>/home/fh2-project-sda/fj0219/mallob/scenarios/scenario_all_c1 -c=1 -l=0.930 -t=4 -T=21600 -lbc=8 -time-per-instance=0 -cpuh-per-instance=10 -derandomize -ba=4 -g=0 -md=4 -p=5 -s=1 -v=5 -q -warmup</text:p>
          </table:table-cell>
          <table:table-cell table:style-name="ce15" table:formula="of:=CONCATENATE(&quot;mallob_id&quot;;[.A10];&quot;_&quot;;[.B10];&quot;x&quot;;[.C10];&quot;x&quot;;[.D10];&quot;_&quot;;[.M10]+20;&quot;s&quot;)" office:value-type="string" office:string-value="mallob_id2008_9x4x5_21620s" calcext:value-type="string">
            <text:p>mallob_id2008_9x4x5_21620s</text:p>
          </table:table-cell>
          <table:table-cell table:style-name="ce1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openmpi/3.1&quot;;CHAR(10);&quot;mpirun --bind-to core --map-by core -report-bindings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2008_9x4x5_21620s_log&#10;#SBATCH --error=mallob_id2008_9x4x5_21620s_err&#10;#SBATCH --job-name=mallob_id2008_9x4x5_21620s&#10;#SBATCH --partition=normal&#10;#SBATCH --time=6:00:20&#10;mkdir -p /home/fh2-project-sda/fj0219/mallob//mallob_logs/mallob_id2008_9x4x5_21620s&#10;echo logging into /home/fh2-project-sda/fj0219/mallob/mallob_logs/mallob_id2008_9x4x5_21620s&#10;module load mpi/openmpi/3.1&#10;mpirun --bind-to core --map-by core -report-bindings /home/fh2-project-sda/fj0219/mallob//build/mallob /home/fh2-project-sda/fj0219/mallob/scenarios/scenario_all_c1 -c=1 -l=0.930 -t=4 -T=21600 -lbc=8 -time-per-instance=0 -cpuh-per-instance=10 -derandomize -ba=4 -g=0 -md=4 -p=5 -s=1 -v=5 -q -warmup -log=/home/fh2-project-sda/fj0219/mallob//mallob_logs/mallob_id2008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8_9x4x5_21620s_log</text:p>
            <text:p>#SBATCH --error=mallob_id2008_9x4x5_21620s_err</text:p>
            <text:p>#SBATCH --job-name=mallob_id2008_9x4x5_21620s</text:p>
            <text:p>#SBATCH --partition=normal</text:p>
            <text:p>#SBATCH --time=6:00:20</text:p>
            <text:p>mkdir -p /home/fh2-project-sda/fj0219/mallob//mallob_logs/mallob_id2008_9x4x5_21620s</text:p>
            <text:p>echo logging into /home/fh2-project-sda/fj0219/mallob/mallob_logs/mallob_id2008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8 -time-per-instance=0 -cpuh-per-instance=10 -derandomize -ba=4 -g=0 -md=4 -p=5 -s=1 -v=5 -q -warmup -log=/home/fh2-project-sda/fj0219/mallob//mallob_logs/mallob_id2008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1]*[.C11]" office:value-type="float" office:value="36" calcext:value-type="float">
            <text:p>36</text:p>
          </table:table-cell>
          <table:table-cell table:style-name="ce14" table:formula="of:=[.C11]*[.D11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1]-[.G11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1]*[.H11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1]-[.K11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1]/3600*[.F11]*[.B11]" office:value-type="float" office:value="1080" calcext:value-type="float">
            <text:p>108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O11]*[.G11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1]/[.G11]" office:value-type="float" office:value="400" calcext:value-type="float">
            <text:p>400</text:p>
          </table:table-cell>
          <table:table-cell table:style-name="ce14" table:formula="of:=[.R11]/[.O11]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1]*[.S11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9" table:formula="of:=FLOOR(([.M11]+20)/3600)" office:value-type="float" office:value="6" calcext:value-type="float">
            <text:p>6</text:p>
          </table:table-cell>
          <table:table-cell table:style-name="ce9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600 -lbc=4 -time-per-instance=0 -cpuh-per-instance=10 -derandomize -ba=4 -g=0 -md=8 -p=5 -s=1 -v=5 -q -warmup" calcext:value-type="string">
            <text:p>/home/fh2-project-sda/fj0219/mallob/scenarios/scenario_all_c1 -c=1 -l=0.930 -t=4 -T=21600 -lbc=4 -time-per-instance=0 -cpuh-per-instance=10 -derandomize -ba=4 -g=0 -md=8 -p=5 -s=1 -v=5 -q -warmup</text:p>
          </table:table-cell>
          <table:table-cell table:style-name="ce15" table:formula="of:=CONCATENATE(&quot;mallob_id&quot;;[.A11];&quot;_&quot;;[.B11];&quot;x&quot;;[.C11];&quot;x&quot;;[.D11];&quot;_&quot;;[.M11]+20;&quot;s&quot;)" office:value-type="string" office:string-value="mallob_id2009_9x4x5_21620s" calcext:value-type="string">
            <text:p>mallob_id2009_9x4x5_21620s</text:p>
          </table:table-cell>
          <table:table-cell table:style-name="ce1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openmpi/3.1&quot;;CHAR(10);&quot;mpirun --bind-to core --map-by core -report-bindings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2009_9x4x5_21620s_log&#10;#SBATCH --error=mallob_id2009_9x4x5_21620s_err&#10;#SBATCH --job-name=mallob_id2009_9x4x5_21620s&#10;#SBATCH --partition=normal&#10;#SBATCH --time=6:00:20&#10;mkdir -p /home/fh2-project-sda/fj0219/mallob//mallob_logs/mallob_id2009_9x4x5_21620s&#10;echo logging into /home/fh2-project-sda/fj0219/mallob/mallob_logs/mallob_id2009_9x4x5_21620s&#10;module load mpi/openmpi/3.1&#10;mpirun --bind-to core --map-by core -report-bindings /home/fh2-project-sda/fj0219/mallob//build/mallob /home/fh2-project-sda/fj0219/mallob/scenarios/scenario_all_c1 -c=1 -l=0.930 -t=4 -T=21600 -lbc=4 -time-per-instance=0 -cpuh-per-instance=10 -derandomize -ba=4 -g=0 -md=8 -p=5 -s=1 -v=5 -q -warmup -log=/home/fh2-project-sda/fj0219/mallob//mallob_logs/mallob_id2009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9_9x4x5_21620s_log</text:p>
            <text:p>#SBATCH --error=mallob_id2009_9x4x5_21620s_err</text:p>
            <text:p>#SBATCH --job-name=mallob_id2009_9x4x5_21620s</text:p>
            <text:p>#SBATCH --partition=normal</text:p>
            <text:p>#SBATCH --time=6:00:20</text:p>
            <text:p>mkdir -p /home/fh2-project-sda/fj0219/mallob//mallob_logs/mallob_id2009_9x4x5_21620s</text:p>
            <text:p>echo logging into /home/fh2-project-sda/fj0219/mallob/mallob_logs/mallob_id2009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4 -time-per-instance=0 -cpuh-per-instance=10 -derandomize -ba=4 -g=0 -md=8 -p=5 -s=1 -v=5 -q -warmup -log=/home/fh2-project-sda/fj0219/mallob//mallob_logs/mallob_id2009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2]*[.C12]" office:value-type="float" office:value="36" calcext:value-type="float">
            <text:p>36</text:p>
          </table:table-cell>
          <table:table-cell table:style-name="ce14" table:formula="of:=[.C12]*[.D1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2]-[.G1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2]*[.H1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2]-[.K12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2]/3600*[.F12]*[.B12]" office:value-type="float" office:value="1080" calcext:value-type="float">
            <text:p>108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O12]*[.G12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2]/[.G12]" office:value-type="float" office:value="400" calcext:value-type="float">
            <text:p>400</text:p>
          </table:table-cell>
          <table:table-cell table:style-name="ce14" table:formula="of:=[.R12]/[.O12]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2]*[.S1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9" table:formula="of:=FLOOR(([.M12]+20)/3600)" office:value-type="float" office:value="6" calcext:value-type="float">
            <text:p>6</text:p>
          </table:table-cell>
          <table:table-cell table:style-name="ce9" table:formula="of:=IF(FLOOR((([.M12]+20)-[.AG12]*3600)/60)&lt;10;CONCATENATE(&quot;0&quot;;FLOOR((([.M12]+20)-[.AG12]*3600)/60));FLOOR((([.M12]+20)-[.AG12]*3600)/60))" office:value-type="string" office:string-value="00" calcext:value-type="string">
            <text:p>00</text:p>
          </table:table-cell>
          <table:table-cell table:style-name="ce9" table:formula="of:=IF(FLOOR((([.M12]+20)-[.AG12]*3600-[.AH12]*60))&lt;10;CONCATENATE(&quot;0&quot;;FLOOR((([.M12]+20)-[.AG12]*3600-[.AH12]*60)));FLOOR((([.M12]+20)-[.AG12]*3600-[.AH1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600 -lbc=2 -time-per-instance=0 -cpuh-per-instance=10 -derandomize -ba=4 -g=0 -md=16 -p=5 -s=1 -v=5 -q -warmup" calcext:value-type="string">
            <text:p>/home/fh2-project-sda/fj0219/mallob/scenarios/scenario_all_c1 -c=1 -l=0.930 -t=4 -T=21600 -lbc=2 -time-per-instance=0 -cpuh-per-instance=10 -derandomize -ba=4 -g=0 -md=16 -p=5 -s=1 -v=5 -q -warmup</text:p>
          </table:table-cell>
          <table:table-cell table:style-name="ce15" table:formula="of:=CONCATENATE(&quot;mallob_id&quot;;[.A12];&quot;_&quot;;[.B12];&quot;x&quot;;[.C12];&quot;x&quot;;[.D12];&quot;_&quot;;[.M12]+20;&quot;s&quot;)" office:value-type="string" office:string-value="mallob_id2010_9x4x5_21620s" calcext:value-type="string">
            <text:p>mallob_id2010_9x4x5_21620s</text:p>
          </table:table-cell>
          <table:table-cell table:style-name="ce15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openmpi/3.1&quot;;CHAR(10);&quot;mpirun --bind-to core --map-by core -report-bindings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2010_9x4x5_21620s_log&#10;#SBATCH --error=mallob_id2010_9x4x5_21620s_err&#10;#SBATCH --job-name=mallob_id2010_9x4x5_21620s&#10;#SBATCH --partition=normal&#10;#SBATCH --time=6:00:20&#10;mkdir -p /home/fh2-project-sda/fj0219/mallob//mallob_logs/mallob_id2010_9x4x5_21620s&#10;echo logging into /home/fh2-project-sda/fj0219/mallob/mallob_logs/mallob_id2010_9x4x5_21620s&#10;module load mpi/openmpi/3.1&#10;mpirun --bind-to core --map-by core -report-bindings /home/fh2-project-sda/fj0219/mallob//build/mallob /home/fh2-project-sda/fj0219/mallob/scenarios/scenario_all_c1 -c=1 -l=0.930 -t=4 -T=21600 -lbc=2 -time-per-instance=0 -cpuh-per-instance=10 -derandomize -ba=4 -g=0 -md=16 -p=5 -s=1 -v=5 -q -warmup -log=/home/fh2-project-sda/fj0219/mallob//mallob_logs/mallob_id201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0_9x4x5_21620s_log</text:p>
            <text:p>#SBATCH --error=mallob_id2010_9x4x5_21620s_err</text:p>
            <text:p>#SBATCH --job-name=mallob_id2010_9x4x5_21620s</text:p>
            <text:p>#SBATCH --partition=normal</text:p>
            <text:p>#SBATCH --time=6:00:20</text:p>
            <text:p>mkdir -p /home/fh2-project-sda/fj0219/mallob//mallob_logs/mallob_id2010_9x4x5_21620s</text:p>
            <text:p>echo logging into /home/fh2-project-sda/fj0219/mallob/mallob_logs/mallob_id2010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2 -time-per-instance=0 -cpuh-per-instance=10 -derandomize -ba=4 -g=0 -md=16 -p=5 -s=1 -v=5 -q -warmup -log=/home/fh2-project-sda/fj0219/mallob//mallob_logs/mallob_id2010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3]*[.C13]" office:value-type="float" office:value="36" calcext:value-type="float">
            <text:p>36</text:p>
          </table:table-cell>
          <table:table-cell table:style-name="ce14" table:formula="of:=[.C13]*[.D13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3]-[.G13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3]*[.H1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3]-[.K13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3]/3600*[.F13]*[.B13]" office:value-type="float" office:value="1080" calcext:value-type="float">
            <text:p>108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O13]*[.G13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3]/[.G13]" office:value-type="float" office:value="400" calcext:value-type="float">
            <text:p>400</text:p>
          </table:table-cell>
          <table:table-cell table:style-name="ce14" table:formula="of:=[.R13]/[.O13]" office:value-type="float" office:value="400" calcext:value-type="float">
            <text:p>40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3]*[.S1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9" table:formula="of:=FLOOR(([.M13]+20)/3600)" office:value-type="float" office:value="6" calcext:value-type="float">
            <text:p>6</text:p>
          </table:table-cell>
          <table:table-cell table:style-name="ce9" table:formula="of:=IF(FLOOR((([.M13]+20)-[.AG13]*3600)/60)&lt;10;CONCATENATE(&quot;0&quot;;FLOOR((([.M13]+20)-[.AG13]*3600)/60));FLOOR((([.M13]+20)-[.AG13]*3600)/60))" office:value-type="string" office:string-value="00" calcext:value-type="string">
            <text:p>00</text:p>
          </table:table-cell>
          <table:table-cell table:style-name="ce9" table:formula="of:=IF(FLOOR((([.M13]+20)-[.AG13]*3600-[.AH13]*60))&lt;10;CONCATENATE(&quot;0&quot;;FLOOR((([.M13]+20)-[.AG13]*3600-[.AH13]*60)));FLOOR((([.M13]+20)-[.AG13]*3600-[.AH1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600 -lbc=1 -time-per-instance=0 -cpuh-per-instance=10 -derandomize -ba=4 -g=0 -md=32 -p=5 -s=1 -v=5 -q -warmup" calcext:value-type="string">
            <text:p>/home/fh2-project-sda/fj0219/mallob/scenarios/scenario_all_c1 -c=1 -l=0.930 -t=4 -T=21600 -lbc=1 -time-per-instance=0 -cpuh-per-instance=10 -derandomize -ba=4 -g=0 -md=32 -p=5 -s=1 -v=5 -q -warmup</text:p>
          </table:table-cell>
          <table:table-cell table:style-name="ce15" table:formula="of:=CONCATENATE(&quot;mallob_id&quot;;[.A13];&quot;_&quot;;[.B13];&quot;x&quot;;[.C13];&quot;x&quot;;[.D13];&quot;_&quot;;[.M13]+20;&quot;s&quot;)" office:value-type="string" office:string-value="mallob_id2011_9x4x5_21620s" calcext:value-type="string">
            <text:p>mallob_id2011_9x4x5_21620s</text:p>
          </table:table-cell>
          <table:table-cell table:style-name="ce15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openmpi/3.1&quot;;CHAR(10);&quot;mpirun --bind-to core --map-by core -report-bindings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2011_9x4x5_21620s_log&#10;#SBATCH --error=mallob_id2011_9x4x5_21620s_err&#10;#SBATCH --job-name=mallob_id2011_9x4x5_21620s&#10;#SBATCH --partition=normal&#10;#SBATCH --time=6:00:20&#10;mkdir -p /home/fh2-project-sda/fj0219/mallob//mallob_logs/mallob_id2011_9x4x5_21620s&#10;echo logging into /home/fh2-project-sda/fj0219/mallob/mallob_logs/mallob_id2011_9x4x5_21620s&#10;module load mpi/openmpi/3.1&#10;mpirun --bind-to core --map-by core -report-bindings /home/fh2-project-sda/fj0219/mallob//build/mallob /home/fh2-project-sda/fj0219/mallob/scenarios/scenario_all_c1 -c=1 -l=0.930 -t=4 -T=21600 -lbc=1 -time-per-instance=0 -cpuh-per-instance=10 -derandomize -ba=4 -g=0 -md=32 -p=5 -s=1 -v=5 -q -warmup -log=/home/fh2-project-sda/fj0219/mallob//mallob_logs/mallob_id201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1_9x4x5_21620s_log</text:p>
            <text:p>#SBATCH --error=mallob_id2011_9x4x5_21620s_err</text:p>
            <text:p>#SBATCH --job-name=mallob_id2011_9x4x5_21620s</text:p>
            <text:p>#SBATCH --partition=normal</text:p>
            <text:p>#SBATCH --time=6:00:20</text:p>
            <text:p>mkdir -p /home/fh2-project-sda/fj0219/mallob//mallob_logs/mallob_id2011_9x4x5_21620s</text:p>
            <text:p>echo logging into /home/fh2-project-sda/fj0219/mallob/mallob_logs/mallob_id2011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 -time-per-instance=0 -cpuh-per-instance=10 -derandomize -ba=4 -g=0 -md=32 -p=5 -s=1 -v=5 -q -warmup -log=/home/fh2-project-sda/fj0219/mallob//mallob_logs/mallob_id2011_9x4x5_2162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23" table:formula="of:=SUM([.N2:.N13])" office:value-type="float" office:value="12960" calcext:value-type="float">
            <text:p>12960</text:p>
          </table:table-cell>
          <table:table-cell table:style-name="ce23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5">
          <table:table-cell table:style-name="ce5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How do results differ if the individual jobs are bound by their CPU resources instead of wall clock time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LargeSystem_1h" table:style-name="ta1">
        <table:table-column table:style-name="co1" table:default-cell-style-name="Default"/>
        <table:table-column table:style-name="co3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1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30" table:visibility="collapse" table:default-cell-style-name="Default"/>
        <table:table-column table:style-name="co31" table:default-cell-style-name="Default"/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odes</text:p>
          </table:table-cell>
          <table:table-cell table:style-name="ce28" office:value-type="string" calcext:value-type="string">
            <text:p>Processes per node</text:p>
          </table:table-cell>
          <table:table-cell table:style-name="ce2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8" office:value-type="string" calcext:value-type="string">
            <text:p>CPU h timeout per job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Scenario file</text:p>
          </table:table-cell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s</text:p>
          </table:table-cell>
          <table:table-cell table:style-name="ce17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26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</table:table-row>
        <table:table-row table:style-name="ro2">
          <table:table-cell table:style-name="ce4" office:value-type="float" office:value="3000" calcext:value-type="float">
            <text:p>3000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2]*[.C2]" office:value-type="float" office:value="80" calcext:value-type="float">
            <text:p>80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2]-[.G2]" office:value-type="float" office:value="79" calcext:value-type="float">
            <text:p>79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2]*[.H2])" office:value-type="float" office:value="75" calcext:value-type="float">
            <text:p>75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2]-[.K2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2]/3600*[.F2]*[.B2]" office:value-type="float" office:value="160" calcext:value-type="float">
            <text:p>1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2]*[.G2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0" calcext:value-type="float">
            <text:p>400</text:p>
          </table:table-cell>
          <table:table-cell table:style-name="ce14" table:formula="of:=[.R2]/[.O2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2]*[.S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" table:formula="of:=FLOOR(([.M2]+20)/3600)" office:value-type="float" office:value="1" calcext:value-type="float">
            <text:p>1</text:p>
          </table:table-cell>
          <table:table-cell table:style-name="ce9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50 -t=2 -T=3600 -lbc=8 -time-per-instance=0 -cpuh-per-instance=2 -derandomize -ba=4 -g=5 -md=0 -p=5 -s=1 -v=5 -q -warmup" calcext:value-type="string">
            <text:p>/home/fh2-project-sda/fj0219/mallob/scenarios/scenario_all_c1 -c=1 -l=0.950 -t=2 -T=3600 -lbc=8 -time-per-instance=0 -cpuh-per-instance=2 -derandomize -ba=4 -g=5 -md=0 -p=5 -s=1 -v=5 -q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3000_8x10x2_3620s" calcext:value-type="string">
            <text:p>mallob_id3000_8x10x2_3620s</text:p>
          </table:table-cell>
          <table:table-cell table:style-name="ce1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8&#10;#SBATCH --ntasks=80&#10;#SBATCH --cpus-per-task=2&#10;#SBATCH --output=mallob_id3000_8x10x2_3620s_log&#10;#SBATCH --error=mallob_id3000_8x10x2_3620s_err&#10;#SBATCH --job-name=mallob_id3000_8x10x2_3620s&#10;#SBATCH --partition=normal&#10;#SBATCH --time=1:00:20&#10;mkdir -p /home/fh2-project-sda/fj0219/mallob//mallob_logs/mallob_id3000_8x10x2_3620s&#10;echo logging into /home/fh2-project-sda/fj0219/mallob/mallob_logs/mallob_id3000_8x10x2_3620s&#10;module load mpi/openmpi/3.1&#10;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5 -q -warmup -log=/home/fh2-project-sda/fj0219/mallob//mallob_logs/mallob_id3000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0_8x10x2_3620s_log</text:p>
            <text:p>#SBATCH --error=mallob_id3000_8x10x2_3620s_err</text:p>
            <text:p>#SBATCH --job-name=mallob_id3000_8x10x2_3620s</text:p>
            <text:p>#SBATCH --partition=normal</text:p>
            <text:p>#SBATCH --time=1:00:20</text:p>
            <text:p>mkdir -p /home/fh2-project-sda/fj0219/mallob//mallob_logs/mallob_id3000_8x10x2_3620s</text:p>
            <text:p>echo logging into /home/fh2-project-sda/fj0219/mallob/mallob_logs/mallob_id3000_8x10x2_3620s</text:p>
            <text:p>module load mpi/openmpi/3.1</text:p>
            <text:p>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5 -q -warmup -log=/home/fh2-project-sda/fj0219/mallob//mallob_logs/mallob_id3000_8x10x2_3620s</text:p>
            <text:p>echo finished</text:p>
          </table:table-cell>
        </table:table-row>
        <table:table-row table:style-name="ro2">
          <table:table-cell table:style-name="ce4" office:value-type="float" office:value="3001" calcext:value-type="float">
            <text:p>3001</text:p>
          </table:table-cell>
          <table:table-cell table:style-name="ce10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3]*[.C3]" office:value-type="float" office:value="160" calcext:value-type="float">
            <text:p>160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E3]-[.G3]" office:value-type="float" office:value="158" calcext:value-type="float">
            <text:p>158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3]*[.H3])" office:value-type="float" office:value="150" calcext:value-type="float">
            <text:p>15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3]-[.K3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3]/3600*[.F3]*[.B3]" office:value-type="float" office:value="320" calcext:value-type="float">
            <text:p>3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3]*[.G3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200" calcext:value-type="float">
            <text:p>200</text:p>
          </table:table-cell>
          <table:table-cell table:style-name="ce14" table:formula="of:=[.R3]/[.O3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3]*[.S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9" table:formula="of:=FLOOR(([.M3]+20)/3600)" office:value-type="float" office:value="1" calcext:value-type="float">
            <text:p>1</text:p>
          </table:table-cell>
          <table:table-cell table:style-name="ce9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2 -T=3600 -lbc=8 -time-per-instance=0 -cpuh-per-instance=2 -derandomize -ba=4 -g=5 -md=0 -p=5 -s=1 -v=5 -q -warmup" calcext:value-type="string">
            <text:p>/home/fh2-project-sda/fj0219/mallob/scenarios/scenario_all_c2 -c=2 -l=0.950 -t=2 -T=3600 -lbc=8 -time-per-instance=0 -cpuh-per-instance=2 -derandomize -ba=4 -g=5 -md=0 -p=5 -s=1 -v=5 -q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3001_16x10x2_3620s" calcext:value-type="string">
            <text:p>mallob_id3001_16x10x2_3620s</text:p>
          </table:table-cell>
          <table:table-cell table:style-name="ce1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16&#10;#SBATCH --ntasks=160&#10;#SBATCH --cpus-per-task=2&#10;#SBATCH --output=mallob_id3001_16x10x2_3620s_log&#10;#SBATCH --error=mallob_id3001_16x10x2_3620s_err&#10;#SBATCH --job-name=mallob_id3001_16x10x2_3620s&#10;#SBATCH --partition=normal&#10;#SBATCH --time=1:00:20&#10;mkdir -p /home/fh2-project-sda/fj0219/mallob//mallob_logs/mallob_id3001_16x10x2_3620s&#10;echo logging into /home/fh2-project-sda/fj0219/mallob/mallob_logs/mallob_id3001_16x10x2_3620s&#10;module load mpi/openmpi/3.1&#10;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5 -q -warmup -log=/home/fh2-project-sda/fj0219/mallob//mallob_logs/mallob_id3001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1_16x10x2_3620s_log</text:p>
            <text:p>#SBATCH --error=mallob_id3001_16x10x2_3620s_err</text:p>
            <text:p>#SBATCH --job-name=mallob_id3001_16x10x2_3620s</text:p>
            <text:p>#SBATCH --partition=normal</text:p>
            <text:p>#SBATCH --time=1:00:20</text:p>
            <text:p>mkdir -p /home/fh2-project-sda/fj0219/mallob//mallob_logs/mallob_id3001_16x10x2_3620s</text:p>
            <text:p>echo logging into /home/fh2-project-sda/fj0219/mallob/mallob_logs/mallob_id3001_16x10x2_3620s</text:p>
            <text:p>module load mpi/openmpi/3.1</text:p>
            <text:p>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5 -q -warmup -log=/home/fh2-project-sda/fj0219/mallob//mallob_logs/mallob_id3001_16x10x2_3620s</text:p>
            <text:p>echo finished</text:p>
          </table:table-cell>
        </table:table-row>
        <table:table-row table:style-name="ro2">
          <table:table-cell table:style-name="ce4" office:value-type="float" office:value="3002" calcext:value-type="float">
            <text:p>3002</text:p>
          </table:table-cell>
          <table:table-cell table:style-name="ce10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4]*[.C4]" office:value-type="float" office:value="320" calcext:value-type="float">
            <text:p>320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14" table:formula="of:=[.E4]-[.G4]" office:value-type="float" office:value="316" calcext:value-type="float">
            <text:p>316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4]*[.H4])" office:value-type="float" office:value="300" calcext:value-type="float">
            <text:p>3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4]-[.K4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4]/3600*[.F4]*[.B4]" office:value-type="float" office:value="640" calcext:value-type="float">
            <text:p>64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4]*[.G4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100" calcext:value-type="float">
            <text:p>100</text:p>
          </table:table-cell>
          <table:table-cell table:style-name="ce14" table:formula="of:=[.R4]/[.O4]" office:value-type="float" office:value="12.5" calcext:value-type="float">
            <text:p>12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4]*[.S4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9" table:formula="of:=FLOOR(([.M4]+20)/3600)" office:value-type="float" office:value="1" calcext:value-type="float">
            <text:p>1</text:p>
          </table:table-cell>
          <table:table-cell table:style-name="ce9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1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50 -t=2 -T=3600 -lbc=8 -time-per-instance=0 -cpuh-per-instance=2 -derandomize -ba=4 -g=5 -md=0 -p=5 -s=1 -v=5 -q -warmup" calcext:value-type="string">
            <text:p>/home/fh2-project-sda/fj0219/mallob/scenarios/scenario_all_c4 -c=4 -l=0.950 -t=2 -T=3600 -lbc=8 -time-per-instance=0 -cpuh-per-instance=2 -derandomize -ba=4 -g=5 -md=0 -p=5 -s=1 -v=5 -q -warmup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3002_32x10x2_3620s" calcext:value-type="string">
            <text:p>mallob_id3002_32x10x2_3620s</text:p>
          </table:table-cell>
          <table:table-cell table:style-name="ce1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openmpi/3.1&quot;;CHAR(10);&quot;mpirun --bind-to core --map-by core -report-bindings /home/fh2-project-sda/fj0219/mallob//build/mallob &quot;;[.AJ4];&quot; -log=/home/fh2-project-sda/fj0219/mallob//mallob_logs/&quot;;[.AK4];CHAR(10);&quot;echo finished&quot;)" office:value-type="string" office:string-value="#!/bin/bash&#10;#SBATCH --nodes=32&#10;#SBATCH --ntasks=320&#10;#SBATCH --cpus-per-task=2&#10;#SBATCH --output=mallob_id3002_32x10x2_3620s_log&#10;#SBATCH --error=mallob_id3002_32x10x2_3620s_err&#10;#SBATCH --job-name=mallob_id3002_32x10x2_3620s&#10;#SBATCH --partition=normal&#10;#SBATCH --time=1:00:20&#10;mkdir -p /home/fh2-project-sda/fj0219/mallob//mallob_logs/mallob_id3002_32x10x2_3620s&#10;echo logging into /home/fh2-project-sda/fj0219/mallob/mallob_logs/mallob_id3002_32x10x2_3620s&#10;module load mpi/openmpi/3.1&#10;mpirun --bind-to core --map-by core -report-bindings /home/fh2-project-sda/fj0219/mallob//build/mallob /home/fh2-project-sda/fj0219/mallob/scenarios/scenario_all_c4 -c=4 -l=0.950 -t=2 -T=3600 -lbc=8 -time-per-instance=0 -cpuh-per-instance=2 -derandomize -ba=4 -g=5 -md=0 -p=5 -s=1 -v=5 -q -warmup -log=/home/fh2-project-sda/fj0219/mallob//mallob_logs/mallob_id3002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2_32x10x2_3620s_log</text:p>
            <text:p>#SBATCH --error=mallob_id3002_32x10x2_3620s_err</text:p>
            <text:p>#SBATCH --job-name=mallob_id3002_32x10x2_3620s</text:p>
            <text:p>#SBATCH --partition=normal</text:p>
            <text:p>#SBATCH --time=1:00:20</text:p>
            <text:p>mkdir -p /home/fh2-project-sda/fj0219/mallob//mallob_logs/mallob_id3002_32x10x2_3620s</text:p>
            <text:p>echo logging into /home/fh2-project-sda/fj0219/mallob/mallob_logs/mallob_id3002_32x10x2_3620s</text:p>
            <text:p>module load mpi/openmpi/3.1</text:p>
            <text:p>mpirun --bind-to core --map-by core -report-bindings /home/fh2-project-sda/fj0219/mallob//build/mallob /home/fh2-project-sda/fj0219/mallob/scenarios/scenario_all_c4 -c=4 -l=0.950 -t=2 -T=3600 -lbc=8 -time-per-instance=0 -cpuh-per-instance=2 -derandomize -ba=4 -g=5 -md=0 -p=5 -s=1 -v=5 -q -warmup -log=/home/fh2-project-sda/fj0219/mallob//mallob_logs/mallob_id3002_32x10x2_3620s</text:p>
            <text:p>echo finished</text:p>
          </table:table-cell>
        </table:table-row>
        <table:table-row table:style-name="ro2">
          <table:table-cell table:style-name="ce4" office:value-type="float" office:value="3003" calcext:value-type="float">
            <text:p>3003</text:p>
          </table:table-cell>
          <table:table-cell table:style-name="ce10" office:value-type="float" office:value="64" calcext:value-type="float">
            <text:p>64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5]*[.C5]" office:value-type="float" office:value="640" calcext:value-type="float">
            <text:p>640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E5]-[.G5]" office:value-type="float" office:value="632" calcext:value-type="float">
            <text:p>632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5]*[.H5])" office:value-type="float" office:value="600" calcext:value-type="float">
            <text:p>6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5]-[.K5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5]/3600*[.F5]*[.B5]" office:value-type="float" office:value="1280" calcext:value-type="float">
            <text:p>128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5]*[.G5]" office:value-type="float" office:value="64" calcext:value-type="float">
            <text:p>6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50" calcext:value-type="float">
            <text:p>50</text:p>
          </table:table-cell>
          <table:table-cell table:style-name="ce14" table:formula="of:=[.R5]/[.O5]" office:value-type="float" office:value="6.25" calcext:value-type="float">
            <text:p>6,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5]*[.S5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9" table:formula="of:=FLOOR(([.M5]+20)/3600)" office:value-type="float" office:value="1" calcext:value-type="float">
            <text:p>1</text:p>
          </table:table-cell>
          <table:table-cell table:style-name="ce9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1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50 -t=2 -T=3600 -lbc=8 -time-per-instance=0 -cpuh-per-instance=2 -derandomize -ba=4 -g=5 -md=0 -p=5 -s=1 -v=5 -q -warmup" calcext:value-type="string">
            <text:p>/home/fh2-project-sda/fj0219/mallob/scenarios/scenario_all_c8 -c=8 -l=0.950 -t=2 -T=3600 -lbc=8 -time-per-instance=0 -cpuh-per-instance=2 -derandomize -ba=4 -g=5 -md=0 -p=5 -s=1 -v=5 -q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3003_64x10x2_3620s" calcext:value-type="string">
            <text:p>mallob_id3003_64x10x2_3620s</text:p>
          </table:table-cell>
          <table:table-cell table:style-name="ce1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openmpi/3.1&quot;;CHAR(10);&quot;mpirun --bind-to core --map-by core -report-bindings /home/fh2-project-sda/fj0219/mallob//build/mallob &quot;;[.AJ5];&quot; -log=/home/fh2-project-sda/fj0219/mallob//mallob_logs/&quot;;[.AK5];CHAR(10);&quot;echo finished&quot;)" office:value-type="string" office:string-value="#!/bin/bash&#10;#SBATCH --nodes=64&#10;#SBATCH --ntasks=640&#10;#SBATCH --cpus-per-task=2&#10;#SBATCH --output=mallob_id3003_64x10x2_3620s_log&#10;#SBATCH --error=mallob_id3003_64x10x2_3620s_err&#10;#SBATCH --job-name=mallob_id3003_64x10x2_3620s&#10;#SBATCH --partition=normal&#10;#SBATCH --time=1:00:20&#10;mkdir -p /home/fh2-project-sda/fj0219/mallob//mallob_logs/mallob_id3003_64x10x2_3620s&#10;echo logging into /home/fh2-project-sda/fj0219/mallob/mallob_logs/mallob_id3003_64x10x2_3620s&#10;module load mpi/openmpi/3.1&#10;mpirun --bind-to core --map-by core -report-bindings /home/fh2-project-sda/fj0219/mallob//build/mallob /home/fh2-project-sda/fj0219/mallob/scenarios/scenario_all_c8 -c=8 -l=0.950 -t=2 -T=3600 -lbc=8 -time-per-instance=0 -cpuh-per-instance=2 -derandomize -ba=4 -g=5 -md=0 -p=5 -s=1 -v=5 -q -warmup -log=/home/fh2-project-sda/fj0219/mallob//mallob_logs/mallob_id3003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3_64x10x2_3620s_log</text:p>
            <text:p>#SBATCH --error=mallob_id3003_64x10x2_3620s_err</text:p>
            <text:p>#SBATCH --job-name=mallob_id3003_64x10x2_3620s</text:p>
            <text:p>#SBATCH --partition=normal</text:p>
            <text:p>#SBATCH --time=1:00:20</text:p>
            <text:p>mkdir -p /home/fh2-project-sda/fj0219/mallob//mallob_logs/mallob_id3003_64x10x2_3620s</text:p>
            <text:p>echo logging into /home/fh2-project-sda/fj0219/mallob/mallob_logs/mallob_id3003_64x10x2_3620s</text:p>
            <text:p>module load mpi/openmpi/3.1</text:p>
            <text:p>mpirun --bind-to core --map-by core -report-bindings /home/fh2-project-sda/fj0219/mallob//build/mallob /home/fh2-project-sda/fj0219/mallob/scenarios/scenario_all_c8 -c=8 -l=0.950 -t=2 -T=3600 -lbc=8 -time-per-instance=0 -cpuh-per-instance=2 -derandomize -ba=4 -g=5 -md=0 -p=5 -s=1 -v=5 -q -warmup -log=/home/fh2-project-sda/fj0219/mallob//mallob_logs/mallob_id3003_64x10x2_3620s</text:p>
            <text:p>echo finished</text:p>
          </table:table-cell>
        </table:table-row>
        <table:table-row table:style-name="ro2">
          <table:table-cell table:style-name="ce4" office:value-type="float" office:value="3004" calcext:value-type="float">
            <text:p>3004</text:p>
          </table:table-cell>
          <table:table-cell table:style-name="ce10" office:value-type="float" office:value="128" calcext:value-type="float">
            <text:p>12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6]*[.C6]" office:value-type="float" office:value="1280" calcext:value-type="float">
            <text:p>1280</text:p>
          </table:table-cell>
          <table:table-cell table:style-name="ce14" table:formula="of:=[.C6]*[.D6]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14" table:formula="of:=[.E6]-[.G6]" office:value-type="float" office:value="1264" calcext:value-type="float">
            <text:p>126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6]*[.H6])" office:value-type="float" office:value="1200" calcext:value-type="float">
            <text:p>12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6]-[.K6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6]/3600*[.F6]*[.B6]" office:value-type="float" office:value="2560" calcext:value-type="float">
            <text:p>25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6]*[.G6]" office:value-type="float" office:value="128" calcext:value-type="float">
            <text:p>12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6]/[.G6]" office:value-type="float" office:value="25" calcext:value-type="float">
            <text:p>25</text:p>
          </table:table-cell>
          <table:table-cell table:style-name="ce14" table:formula="of:=[.R6]/[.O6]" office:value-type="float" office:value="3.125" calcext:value-type="float">
            <text:p>3,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6]*[.S6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9" table:formula="of:=FLOOR(([.M6]+20)/3600)" office:value-type="float" office:value="1" calcext:value-type="float">
            <text:p>1</text:p>
          </table:table-cell>
          <table:table-cell table:style-name="ce9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1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50 -t=2 -T=3600 -lbc=8 -time-per-instance=0 -cpuh-per-instance=2 -derandomize -ba=4 -g=5 -md=0 -p=5 -s=1 -v=5 -q -warmup" calcext:value-type="string">
            <text:p>/home/fh2-project-sda/fj0219/mallob/scenarios/scenario_all_c16 -c=16 -l=0.950 -t=2 -T=3600 -lbc=8 -time-per-instance=0 -cpuh-per-instance=2 -derandomize -ba=4 -g=5 -md=0 -p=5 -s=1 -v=5 -q -warmup</text:p>
          </table:table-cell>
          <table:table-cell table:style-name="ce15" table:formula="of:=CONCATENATE(&quot;mallob_id&quot;;[.A6];&quot;_&quot;;[.B6];&quot;x&quot;;[.C6];&quot;x&quot;;[.D6];&quot;_&quot;;[.M6]+20;&quot;s&quot;)" office:value-type="string" office:string-value="mallob_id3004_128x10x2_3620s" calcext:value-type="string">
            <text:p>mallob_id3004_128x10x2_3620s</text:p>
          </table:table-cell>
          <table:table-cell table:style-name="ce1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openmpi/3.1&quot;;CHAR(10);&quot;mpirun --bind-to core --map-by core -report-bindings /home/fh2-project-sda/fj0219/mallob//build/mallob &quot;;[.AJ6];&quot; -log=/home/fh2-project-sda/fj0219/mallob//mallob_logs/&quot;;[.AK6];CHAR(10);&quot;echo finished&quot;)" office:value-type="string" office:string-value="#!/bin/bash&#10;#SBATCH --nodes=128&#10;#SBATCH --ntasks=1280&#10;#SBATCH --cpus-per-task=2&#10;#SBATCH --output=mallob_id3004_128x10x2_3620s_log&#10;#SBATCH --error=mallob_id3004_128x10x2_3620s_err&#10;#SBATCH --job-name=mallob_id3004_128x10x2_3620s&#10;#SBATCH --partition=normal&#10;#SBATCH --time=1:00:20&#10;mkdir -p /home/fh2-project-sda/fj0219/mallob//mallob_logs/mallob_id3004_128x10x2_3620s&#10;echo logging into /home/fh2-project-sda/fj0219/mallob/mallob_logs/mallob_id3004_128x10x2_3620s&#10;module load mpi/openmpi/3.1&#10;mpirun --bind-to core --map-by core -report-bindings /home/fh2-project-sda/fj0219/mallob//build/mallob /home/fh2-project-sda/fj0219/mallob/scenarios/scenario_all_c16 -c=16 -l=0.950 -t=2 -T=3600 -lbc=8 -time-per-instance=0 -cpuh-per-instance=2 -derandomize -ba=4 -g=5 -md=0 -p=5 -s=1 -v=5 -q -warmup -log=/home/fh2-project-sda/fj0219/mallob//mallob_logs/mallob_id3004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4_128x10x2_3620s_log</text:p>
            <text:p>#SBATCH --error=mallob_id3004_128x10x2_3620s_err</text:p>
            <text:p>#SBATCH --job-name=mallob_id3004_128x10x2_3620s</text:p>
            <text:p>#SBATCH --partition=normal</text:p>
            <text:p>#SBATCH --time=1:00:20</text:p>
            <text:p>mkdir -p /home/fh2-project-sda/fj0219/mallob//mallob_logs/mallob_id3004_128x10x2_3620s</text:p>
            <text:p>echo logging into /home/fh2-project-sda/fj0219/mallob/mallob_logs/mallob_id3004_128x10x2_3620s</text:p>
            <text:p>module load mpi/openmpi/3.1</text:p>
            <text:p>mpirun --bind-to core --map-by core -report-bindings /home/fh2-project-sda/fj0219/mallob//build/mallob /home/fh2-project-sda/fj0219/mallob/scenarios/scenario_all_c16 -c=16 -l=0.950 -t=2 -T=3600 -lbc=8 -time-per-instance=0 -cpuh-per-instance=2 -derandomize -ba=4 -g=5 -md=0 -p=5 -s=1 -v=5 -q -warmup -log=/home/fh2-project-sda/fj0219/mallob//mallob_logs/mallob_id3004_128x10x2_3620s</text:p>
            <text:p>echo finished</text:p>
          </table:table-cell>
        </table:table-row>
        <table:table-row table:style-name="ro2">
          <table:table-cell table:style-name="ce4" office:value-type="float" office:value="3005" calcext:value-type="float">
            <text:p>3005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7]*[.C7]" office:value-type="float" office:value="80" calcext:value-type="float">
            <text:p>80</text:p>
          </table:table-cell>
          <table:table-cell table:style-name="ce14" table:formula="of:=[.C7]*[.D7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7]-[.G7]" office:value-type="float" office:value="79" calcext:value-type="float">
            <text:p>79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7]*[.H7])" office:value-type="float" office:value="75" calcext:value-type="float">
            <text:p>75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7]-[.K7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7]/3600*[.F7]*[.B7]" office:value-type="float" office:value="160" calcext:value-type="float">
            <text:p>1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7]*[.G7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7]/[.G7]" office:value-type="float" office:value="400" calcext:value-type="float">
            <text:p>400</text:p>
          </table:table-cell>
          <table:table-cell table:style-name="ce14" table:formula="of:=[.R7]/[.O7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7]*[.S7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" table:formula="of:=FLOOR(([.M7]+20)/3600)" office:value-type="float" office:value="1" calcext:value-type="float">
            <text:p>1</text:p>
          </table:table-cell>
          <table:table-cell table:style-name="ce9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1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50 -t=2 -T=3600 -lbc=8 -time-per-instance=0 -cpuh-per-instance=2 -derandomize -ba=4 -g=0 -md=0 -p=5 -s=1 -v=5 -q -warmup" calcext:value-type="string">
            <text:p>/home/fh2-project-sda/fj0219/mallob/scenarios/scenario_all_c1 -c=1 -l=0.950 -t=2 -T=3600 -lbc=8 -time-per-instance=0 -cpuh-per-instance=2 -derandomize -ba=4 -g=0 -md=0 -p=5 -s=1 -v=5 -q -warmup</text:p>
          </table:table-cell>
          <table:table-cell table:style-name="ce15" table:formula="of:=CONCATENATE(&quot;mallob_id&quot;;[.A7];&quot;_&quot;;[.B7];&quot;x&quot;;[.C7];&quot;x&quot;;[.D7];&quot;_&quot;;[.M7]+20;&quot;s&quot;)" office:value-type="string" office:string-value="mallob_id3005_8x10x2_3620s" calcext:value-type="string">
            <text:p>mallob_id3005_8x10x2_3620s</text:p>
          </table:table-cell>
          <table:table-cell table:style-name="ce1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openmpi/3.1&quot;;CHAR(10);&quot;mpirun --bind-to core --map-by core -report-bindings /home/fh2-project-sda/fj0219/mallob//build/mallob &quot;;[.AJ7];&quot; -log=/home/fh2-project-sda/fj0219/mallob//mallob_logs/&quot;;[.AK7];CHAR(10);&quot;echo finished&quot;)" office:value-type="string" office:string-value="#!/bin/bash&#10;#SBATCH --nodes=8&#10;#SBATCH --ntasks=80&#10;#SBATCH --cpus-per-task=2&#10;#SBATCH --output=mallob_id3005_8x10x2_3620s_log&#10;#SBATCH --error=mallob_id3005_8x10x2_3620s_err&#10;#SBATCH --job-name=mallob_id3005_8x10x2_3620s&#10;#SBATCH --partition=normal&#10;#SBATCH --time=1:00:20&#10;mkdir -p /home/fh2-project-sda/fj0219/mallob//mallob_logs/mallob_id3005_8x10x2_3620s&#10;echo logging into /home/fh2-project-sda/fj0219/mallob/mallob_logs/mallob_id3005_8x10x2_3620s&#10;module load mpi/openmpi/3.1&#10;mpirun --bind-to core --map-by core -report-bindings /home/fh2-project-sda/fj0219/mallob//build/mallob /home/fh2-project-sda/fj0219/mallob/scenarios/scenario_all_c1 -c=1 -l=0.950 -t=2 -T=3600 -lbc=8 -time-per-instance=0 -cpuh-per-instance=2 -derandomize -ba=4 -g=0 -md=0 -p=5 -s=1 -v=5 -q -warmup -log=/home/fh2-project-sda/fj0219/mallob//mallob_logs/mallob_id3005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5_8x10x2_3620s_log</text:p>
            <text:p>#SBATCH --error=mallob_id3005_8x10x2_3620s_err</text:p>
            <text:p>#SBATCH --job-name=mallob_id3005_8x10x2_3620s</text:p>
            <text:p>#SBATCH --partition=normal</text:p>
            <text:p>#SBATCH --time=1:00:20</text:p>
            <text:p>mkdir -p /home/fh2-project-sda/fj0219/mallob//mallob_logs/mallob_id3005_8x10x2_3620s</text:p>
            <text:p>echo logging into /home/fh2-project-sda/fj0219/mallob/mallob_logs/mallob_id3005_8x10x2_3620s</text:p>
            <text:p>module load mpi/openmpi/3.1</text:p>
            <text:p>mpirun --bind-to core --map-by core -report-bindings /home/fh2-project-sda/fj0219/mallob//build/mallob /home/fh2-project-sda/fj0219/mallob/scenarios/scenario_all_c1 -c=1 -l=0.950 -t=2 -T=3600 -lbc=8 -time-per-instance=0 -cpuh-per-instance=2 -derandomize -ba=4 -g=0 -md=0 -p=5 -s=1 -v=5 -q -warmup -log=/home/fh2-project-sda/fj0219/mallob//mallob_logs/mallob_id3005_8x10x2_3620s</text:p>
            <text:p>echo finished</text:p>
          </table:table-cell>
        </table:table-row>
        <table:table-row table:style-name="ro2">
          <table:table-cell table:style-name="ce4" office:value-type="float" office:value="3006" calcext:value-type="float">
            <text:p>3006</text:p>
          </table:table-cell>
          <table:table-cell table:style-name="ce10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8]*[.C8]" office:value-type="float" office:value="160" calcext:value-type="float">
            <text:p>160</text:p>
          </table:table-cell>
          <table:table-cell table:style-name="ce14" table:formula="of:=[.C8]*[.D8]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E8]-[.G8]" office:value-type="float" office:value="158" calcext:value-type="float">
            <text:p>158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8]*[.H8])" office:value-type="float" office:value="150" calcext:value-type="float">
            <text:p>15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8]-[.K8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8]/3600*[.F8]*[.B8]" office:value-type="float" office:value="320" calcext:value-type="float">
            <text:p>3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8]*[.G8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8]/[.G8]" office:value-type="float" office:value="200" calcext:value-type="float">
            <text:p>200</text:p>
          </table:table-cell>
          <table:table-cell table:style-name="ce14" table:formula="of:=[.R8]/[.O8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8]*[.S8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9" table:formula="of:=FLOOR(([.M8]+20)/3600)" office:value-type="float" office:value="1" calcext:value-type="float">
            <text:p>1</text:p>
          </table:table-cell>
          <table:table-cell table:style-name="ce9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1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2 -T=3600 -lbc=8 -time-per-instance=0 -cpuh-per-instance=2 -derandomize -ba=4 -g=0 -md=0 -p=5 -s=1 -v=5 -q -warmup" calcext:value-type="string">
            <text:p>/home/fh2-project-sda/fj0219/mallob/scenarios/scenario_all_c2 -c=2 -l=0.950 -t=2 -T=3600 -lbc=8 -time-per-instance=0 -cpuh-per-instance=2 -derandomize -ba=4 -g=0 -md=0 -p=5 -s=1 -v=5 -q -warmup</text:p>
          </table:table-cell>
          <table:table-cell table:style-name="ce15" table:formula="of:=CONCATENATE(&quot;mallob_id&quot;;[.A8];&quot;_&quot;;[.B8];&quot;x&quot;;[.C8];&quot;x&quot;;[.D8];&quot;_&quot;;[.M8]+20;&quot;s&quot;)" office:value-type="string" office:string-value="mallob_id3006_16x10x2_3620s" calcext:value-type="string">
            <text:p>mallob_id3006_16x10x2_3620s</text:p>
          </table:table-cell>
          <table:table-cell table:style-name="ce1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openmpi/3.1&quot;;CHAR(10);&quot;mpirun --bind-to core --map-by core -report-bindings /home/fh2-project-sda/fj0219/mallob//build/mallob &quot;;[.AJ8];&quot; -log=/home/fh2-project-sda/fj0219/mallob//mallob_logs/&quot;;[.AK8];CHAR(10);&quot;echo finished&quot;)" office:value-type="string" office:string-value="#!/bin/bash&#10;#SBATCH --nodes=16&#10;#SBATCH --ntasks=160&#10;#SBATCH --cpus-per-task=2&#10;#SBATCH --output=mallob_id3006_16x10x2_3620s_log&#10;#SBATCH --error=mallob_id3006_16x10x2_3620s_err&#10;#SBATCH --job-name=mallob_id3006_16x10x2_3620s&#10;#SBATCH --partition=normal&#10;#SBATCH --time=1:00:20&#10;mkdir -p /home/fh2-project-sda/fj0219/mallob//mallob_logs/mallob_id3006_16x10x2_3620s&#10;echo logging into /home/fh2-project-sda/fj0219/mallob/mallob_logs/mallob_id3006_16x10x2_3620s&#10;module load mpi/openmpi/3.1&#10;mpirun --bind-to core --map-by core -report-bindings /home/fh2-project-sda/fj0219/mallob//build/mallob /home/fh2-project-sda/fj0219/mallob/scenarios/scenario_all_c2 -c=2 -l=0.950 -t=2 -T=3600 -lbc=8 -time-per-instance=0 -cpuh-per-instance=2 -derandomize -ba=4 -g=0 -md=0 -p=5 -s=1 -v=5 -q -warmup -log=/home/fh2-project-sda/fj0219/mallob//mallob_logs/mallob_id3006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6_16x10x2_3620s_log</text:p>
            <text:p>#SBATCH --error=mallob_id3006_16x10x2_3620s_err</text:p>
            <text:p>#SBATCH --job-name=mallob_id3006_16x10x2_3620s</text:p>
            <text:p>#SBATCH --partition=normal</text:p>
            <text:p>#SBATCH --time=1:00:20</text:p>
            <text:p>mkdir -p /home/fh2-project-sda/fj0219/mallob//mallob_logs/mallob_id3006_16x10x2_3620s</text:p>
            <text:p>echo logging into /home/fh2-project-sda/fj0219/mallob/mallob_logs/mallob_id3006_16x10x2_3620s</text:p>
            <text:p>module load mpi/openmpi/3.1</text:p>
            <text:p>mpirun --bind-to core --map-by core -report-bindings /home/fh2-project-sda/fj0219/mallob//build/mallob /home/fh2-project-sda/fj0219/mallob/scenarios/scenario_all_c2 -c=2 -l=0.950 -t=2 -T=3600 -lbc=8 -time-per-instance=0 -cpuh-per-instance=2 -derandomize -ba=4 -g=0 -md=0 -p=5 -s=1 -v=5 -q -warmup -log=/home/fh2-project-sda/fj0219/mallob//mallob_logs/mallob_id3006_16x10x2_3620s</text:p>
            <text:p>echo finished</text:p>
          </table:table-cell>
        </table:table-row>
        <table:table-row table:style-name="ro2">
          <table:table-cell table:style-name="ce4" office:value-type="float" office:value="3007" calcext:value-type="float">
            <text:p>3007</text:p>
          </table:table-cell>
          <table:table-cell table:style-name="ce10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9]*[.C9]" office:value-type="float" office:value="320" calcext:value-type="float">
            <text:p>320</text:p>
          </table:table-cell>
          <table:table-cell table:style-name="ce14" table:formula="of:=[.C9]*[.D9]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14" table:formula="of:=[.E9]-[.G9]" office:value-type="float" office:value="316" calcext:value-type="float">
            <text:p>316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9]*[.H9])" office:value-type="float" office:value="300" calcext:value-type="float">
            <text:p>3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9]-[.K9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9]/3600*[.F9]*[.B9]" office:value-type="float" office:value="640" calcext:value-type="float">
            <text:p>64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9]*[.G9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9]/[.G9]" office:value-type="float" office:value="100" calcext:value-type="float">
            <text:p>100</text:p>
          </table:table-cell>
          <table:table-cell table:style-name="ce14" table:formula="of:=[.R9]/[.O9]" office:value-type="float" office:value="12.5" calcext:value-type="float">
            <text:p>12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9]*[.S9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9" table:formula="of:=FLOOR(([.M9]+20)/3600)" office:value-type="float" office:value="1" calcext:value-type="float">
            <text:p>1</text:p>
          </table:table-cell>
          <table:table-cell table:style-name="ce9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1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50 -t=2 -T=3600 -lbc=8 -time-per-instance=0 -cpuh-per-instance=2 -derandomize -ba=4 -g=0 -md=0 -p=5 -s=1 -v=5 -q -warmup" calcext:value-type="string">
            <text:p>/home/fh2-project-sda/fj0219/mallob/scenarios/scenario_all_c4 -c=4 -l=0.950 -t=2 -T=3600 -lbc=8 -time-per-instance=0 -cpuh-per-instance=2 -derandomize -ba=4 -g=0 -md=0 -p=5 -s=1 -v=5 -q -warmup</text:p>
          </table:table-cell>
          <table:table-cell table:style-name="ce15" table:formula="of:=CONCATENATE(&quot;mallob_id&quot;;[.A9];&quot;_&quot;;[.B9];&quot;x&quot;;[.C9];&quot;x&quot;;[.D9];&quot;_&quot;;[.M9]+20;&quot;s&quot;)" office:value-type="string" office:string-value="mallob_id3007_32x10x2_3620s" calcext:value-type="string">
            <text:p>mallob_id3007_32x10x2_3620s</text:p>
          </table:table-cell>
          <table:table-cell table:style-name="ce1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openmpi/3.1&quot;;CHAR(10);&quot;mpirun --bind-to core --map-by core -report-bindings /home/fh2-project-sda/fj0219/mallob//build/mallob &quot;;[.AJ9];&quot; -log=/home/fh2-project-sda/fj0219/mallob//mallob_logs/&quot;;[.AK9];CHAR(10);&quot;echo finished&quot;)" office:value-type="string" office:string-value="#!/bin/bash&#10;#SBATCH --nodes=32&#10;#SBATCH --ntasks=320&#10;#SBATCH --cpus-per-task=2&#10;#SBATCH --output=mallob_id3007_32x10x2_3620s_log&#10;#SBATCH --error=mallob_id3007_32x10x2_3620s_err&#10;#SBATCH --job-name=mallob_id3007_32x10x2_3620s&#10;#SBATCH --partition=normal&#10;#SBATCH --time=1:00:20&#10;mkdir -p /home/fh2-project-sda/fj0219/mallob//mallob_logs/mallob_id3007_32x10x2_3620s&#10;echo logging into /home/fh2-project-sda/fj0219/mallob/mallob_logs/mallob_id3007_32x10x2_3620s&#10;module load mpi/openmpi/3.1&#10;mpirun --bind-to core --map-by core -report-bindings /home/fh2-project-sda/fj0219/mallob//build/mallob /home/fh2-project-sda/fj0219/mallob/scenarios/scenario_all_c4 -c=4 -l=0.950 -t=2 -T=3600 -lbc=8 -time-per-instance=0 -cpuh-per-instance=2 -derandomize -ba=4 -g=0 -md=0 -p=5 -s=1 -v=5 -q -warmup -log=/home/fh2-project-sda/fj0219/mallob//mallob_logs/mallob_id3007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7_32x10x2_3620s_log</text:p>
            <text:p>#SBATCH --error=mallob_id3007_32x10x2_3620s_err</text:p>
            <text:p>#SBATCH --job-name=mallob_id3007_32x10x2_3620s</text:p>
            <text:p>#SBATCH --partition=normal</text:p>
            <text:p>#SBATCH --time=1:00:20</text:p>
            <text:p>mkdir -p /home/fh2-project-sda/fj0219/mallob//mallob_logs/mallob_id3007_32x10x2_3620s</text:p>
            <text:p>echo logging into /home/fh2-project-sda/fj0219/mallob/mallob_logs/mallob_id3007_32x10x2_3620s</text:p>
            <text:p>module load mpi/openmpi/3.1</text:p>
            <text:p>mpirun --bind-to core --map-by core -report-bindings /home/fh2-project-sda/fj0219/mallob//build/mallob /home/fh2-project-sda/fj0219/mallob/scenarios/scenario_all_c4 -c=4 -l=0.950 -t=2 -T=3600 -lbc=8 -time-per-instance=0 -cpuh-per-instance=2 -derandomize -ba=4 -g=0 -md=0 -p=5 -s=1 -v=5 -q -warmup -log=/home/fh2-project-sda/fj0219/mallob//mallob_logs/mallob_id3007_32x10x2_3620s</text:p>
            <text:p>echo finished</text:p>
          </table:table-cell>
        </table:table-row>
        <table:table-row table:style-name="ro2">
          <table:table-cell table:style-name="ce4" office:value-type="float" office:value="3008" calcext:value-type="float">
            <text:p>3008</text:p>
          </table:table-cell>
          <table:table-cell table:style-name="ce10" office:value-type="float" office:value="64" calcext:value-type="float">
            <text:p>64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10]*[.C10]" office:value-type="float" office:value="640" calcext:value-type="float">
            <text:p>640</text:p>
          </table:table-cell>
          <table:table-cell table:style-name="ce14" table:formula="of:=[.C10]*[.D10]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E10]-[.G10]" office:value-type="float" office:value="632" calcext:value-type="float">
            <text:p>632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10]*[.H10])" office:value-type="float" office:value="600" calcext:value-type="float">
            <text:p>6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10]-[.K10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10]/3600*[.F10]*[.B10]" office:value-type="float" office:value="1280" calcext:value-type="float">
            <text:p>128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10]*[.G10]" office:value-type="float" office:value="64" calcext:value-type="float">
            <text:p>6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0]/[.G10]" office:value-type="float" office:value="50" calcext:value-type="float">
            <text:p>50</text:p>
          </table:table-cell>
          <table:table-cell table:style-name="ce14" table:formula="of:=[.R10]/[.O10]" office:value-type="float" office:value="6.25" calcext:value-type="float">
            <text:p>6,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10]*[.S10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9" table:formula="of:=FLOOR(([.M10]+20)/3600)" office:value-type="float" office:value="1" calcext:value-type="float">
            <text:p>1</text:p>
          </table:table-cell>
          <table:table-cell table:style-name="ce9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50 -t=2 -T=3600 -lbc=8 -time-per-instance=0 -cpuh-per-instance=2 -derandomize -ba=4 -g=0 -md=0 -p=5 -s=1 -v=5 -q -warmup" calcext:value-type="string">
            <text:p>/home/fh2-project-sda/fj0219/mallob/scenarios/scenario_all_c8 -c=8 -l=0.950 -t=2 -T=3600 -lbc=8 -time-per-instance=0 -cpuh-per-instance=2 -derandomize -ba=4 -g=0 -md=0 -p=5 -s=1 -v=5 -q -warmup</text:p>
          </table:table-cell>
          <table:table-cell table:style-name="ce15" table:formula="of:=CONCATENATE(&quot;mallob_id&quot;;[.A10];&quot;_&quot;;[.B10];&quot;x&quot;;[.C10];&quot;x&quot;;[.D10];&quot;_&quot;;[.M10]+20;&quot;s&quot;)" office:value-type="string" office:string-value="mallob_id3008_64x10x2_3620s" calcext:value-type="string">
            <text:p>mallob_id3008_64x10x2_3620s</text:p>
          </table:table-cell>
          <table:table-cell table:style-name="ce1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openmpi/3.1&quot;;CHAR(10);&quot;mpirun --bind-to core --map-by core -report-bindings /home/fh2-project-sda/fj0219/mallob//build/mallob &quot;;[.AJ10];&quot; -log=/home/fh2-project-sda/fj0219/mallob//mallob_logs/&quot;;[.AK10];CHAR(10);&quot;echo finished&quot;)" office:value-type="string" office:string-value="#!/bin/bash&#10;#SBATCH --nodes=64&#10;#SBATCH --ntasks=640&#10;#SBATCH --cpus-per-task=2&#10;#SBATCH --output=mallob_id3008_64x10x2_3620s_log&#10;#SBATCH --error=mallob_id3008_64x10x2_3620s_err&#10;#SBATCH --job-name=mallob_id3008_64x10x2_3620s&#10;#SBATCH --partition=normal&#10;#SBATCH --time=1:00:20&#10;mkdir -p /home/fh2-project-sda/fj0219/mallob//mallob_logs/mallob_id3008_64x10x2_3620s&#10;echo logging into /home/fh2-project-sda/fj0219/mallob/mallob_logs/mallob_id3008_64x10x2_3620s&#10;module load mpi/openmpi/3.1&#10;mpirun --bind-to core --map-by core -report-bindings /home/fh2-project-sda/fj0219/mallob//build/mallob /home/fh2-project-sda/fj0219/mallob/scenarios/scenario_all_c8 -c=8 -l=0.950 -t=2 -T=3600 -lbc=8 -time-per-instance=0 -cpuh-per-instance=2 -derandomize -ba=4 -g=0 -md=0 -p=5 -s=1 -v=5 -q -warmup -log=/home/fh2-project-sda/fj0219/mallob//mallob_logs/mallob_id3008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8_64x10x2_3620s_log</text:p>
            <text:p>#SBATCH --error=mallob_id3008_64x10x2_3620s_err</text:p>
            <text:p>#SBATCH --job-name=mallob_id3008_64x10x2_3620s</text:p>
            <text:p>#SBATCH --partition=normal</text:p>
            <text:p>#SBATCH --time=1:00:20</text:p>
            <text:p>mkdir -p /home/fh2-project-sda/fj0219/mallob//mallob_logs/mallob_id3008_64x10x2_3620s</text:p>
            <text:p>echo logging into /home/fh2-project-sda/fj0219/mallob/mallob_logs/mallob_id3008_64x10x2_3620s</text:p>
            <text:p>module load mpi/openmpi/3.1</text:p>
            <text:p>mpirun --bind-to core --map-by core -report-bindings /home/fh2-project-sda/fj0219/mallob//build/mallob /home/fh2-project-sda/fj0219/mallob/scenarios/scenario_all_c8 -c=8 -l=0.950 -t=2 -T=3600 -lbc=8 -time-per-instance=0 -cpuh-per-instance=2 -derandomize -ba=4 -g=0 -md=0 -p=5 -s=1 -v=5 -q -warmup -log=/home/fh2-project-sda/fj0219/mallob//mallob_logs/mallob_id3008_64x10x2_3620s</text:p>
            <text:p>echo finished</text:p>
          </table:table-cell>
        </table:table-row>
        <table:table-row table:style-name="ro2">
          <table:table-cell table:style-name="ce4" office:value-type="float" office:value="3009" calcext:value-type="float">
            <text:p>3009</text:p>
          </table:table-cell>
          <table:table-cell table:style-name="ce10" office:value-type="float" office:value="128" calcext:value-type="float">
            <text:p>12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11]*[.C11]" office:value-type="float" office:value="1280" calcext:value-type="float">
            <text:p>1280</text:p>
          </table:table-cell>
          <table:table-cell table:style-name="ce14" table:formula="of:=[.C11]*[.D11]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14" table:formula="of:=[.E11]-[.G11]" office:value-type="float" office:value="1264" calcext:value-type="float">
            <text:p>126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11]*[.H11])" office:value-type="float" office:value="1200" calcext:value-type="float">
            <text:p>12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11]-[.K11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11]/3600*[.F11]*[.B11]" office:value-type="float" office:value="2560" calcext:value-type="float">
            <text:p>25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11]*[.G11]" office:value-type="float" office:value="128" calcext:value-type="float">
            <text:p>12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1]/[.G11]" office:value-type="float" office:value="25" calcext:value-type="float">
            <text:p>25</text:p>
          </table:table-cell>
          <table:table-cell table:style-name="ce14" table:formula="of:=[.R11]/[.O11]" office:value-type="float" office:value="3.125" calcext:value-type="float">
            <text:p>3,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11]*[.S11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9" table:formula="of:=FLOOR(([.M11]+20)/3600)" office:value-type="float" office:value="1" calcext:value-type="float">
            <text:p>1</text:p>
          </table:table-cell>
          <table:table-cell table:style-name="ce9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50 -t=2 -T=3600 -lbc=8 -time-per-instance=0 -cpuh-per-instance=2 -derandomize -ba=4 -g=0 -md=0 -p=5 -s=1 -v=5 -q -warmup" calcext:value-type="string">
            <text:p>/home/fh2-project-sda/fj0219/mallob/scenarios/scenario_all_c16 -c=16 -l=0.950 -t=2 -T=3600 -lbc=8 -time-per-instance=0 -cpuh-per-instance=2 -derandomize -ba=4 -g=0 -md=0 -p=5 -s=1 -v=5 -q -warmup</text:p>
          </table:table-cell>
          <table:table-cell table:style-name="ce15" table:formula="of:=CONCATENATE(&quot;mallob_id&quot;;[.A11];&quot;_&quot;;[.B11];&quot;x&quot;;[.C11];&quot;x&quot;;[.D11];&quot;_&quot;;[.M11]+20;&quot;s&quot;)" office:value-type="string" office:string-value="mallob_id3009_128x10x2_3620s" calcext:value-type="string">
            <text:p>mallob_id3009_128x10x2_3620s</text:p>
          </table:table-cell>
          <table:table-cell table:style-name="ce1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openmpi/3.1&quot;;CHAR(10);&quot;mpirun --bind-to core --map-by core -report-bindings /home/fh2-project-sda/fj0219/mallob//build/mallob &quot;;[.AJ11];&quot; -log=/home/fh2-project-sda/fj0219/mallob//mallob_logs/&quot;;[.AK11];CHAR(10);&quot;echo finished&quot;)" office:value-type="string" office:string-value="#!/bin/bash&#10;#SBATCH --nodes=128&#10;#SBATCH --ntasks=1280&#10;#SBATCH --cpus-per-task=2&#10;#SBATCH --output=mallob_id3009_128x10x2_3620s_log&#10;#SBATCH --error=mallob_id3009_128x10x2_3620s_err&#10;#SBATCH --job-name=mallob_id3009_128x10x2_3620s&#10;#SBATCH --partition=normal&#10;#SBATCH --time=1:00:20&#10;mkdir -p /home/fh2-project-sda/fj0219/mallob//mallob_logs/mallob_id3009_128x10x2_3620s&#10;echo logging into /home/fh2-project-sda/fj0219/mallob/mallob_logs/mallob_id3009_128x10x2_3620s&#10;module load mpi/openmpi/3.1&#10;mpirun --bind-to core --map-by core -report-bindings /home/fh2-project-sda/fj0219/mallob//build/mallob /home/fh2-project-sda/fj0219/mallob/scenarios/scenario_all_c16 -c=16 -l=0.950 -t=2 -T=3600 -lbc=8 -time-per-instance=0 -cpuh-per-instance=2 -derandomize -ba=4 -g=0 -md=0 -p=5 -s=1 -v=5 -q -warmup -log=/home/fh2-project-sda/fj0219/mallob//mallob_logs/mallob_id3009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9_128x10x2_3620s_log</text:p>
            <text:p>#SBATCH --error=mallob_id3009_128x10x2_3620s_err</text:p>
            <text:p>#SBATCH --job-name=mallob_id3009_128x10x2_3620s</text:p>
            <text:p>#SBATCH --partition=normal</text:p>
            <text:p>#SBATCH --time=1:00:20</text:p>
            <text:p>mkdir -p /home/fh2-project-sda/fj0219/mallob//mallob_logs/mallob_id3009_128x10x2_3620s</text:p>
            <text:p>echo logging into /home/fh2-project-sda/fj0219/mallob/mallob_logs/mallob_id3009_128x10x2_3620s</text:p>
            <text:p>module load mpi/openmpi/3.1</text:p>
            <text:p>mpirun --bind-to core --map-by core -report-bindings /home/fh2-project-sda/fj0219/mallob//build/mallob /home/fh2-project-sda/fj0219/mallob/scenarios/scenario_all_c16 -c=16 -l=0.950 -t=2 -T=3600 -lbc=8 -time-per-instance=0 -cpuh-per-instance=2 -derandomize -ba=4 -g=0 -md=0 -p=5 -s=1 -v=5 -q -warmup -log=/home/fh2-project-sda/fj0219/mallob//mallob_logs/mallob_id3009_128x10x2_3620s</text:p>
            <text:p>echo finished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23" table:formula="of:=SUM([.N2:.N13])" office:value-type="float" office:value="9920" calcext:value-type="float">
            <text:p>9920</text:p>
          </table:table-cell>
          <table:table-cell table:style-name="ce23" office:value-type="string" calcext:value-type="string">
            <text:p>CPUh requested</text:p>
          </table:table-cell>
          <table:table-cell table:number-columns-repeated="2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4">
          <table:table-cell table:style-name="ce5" office:value-type="string" calcext:value-type="string" table:number-columns-spanned="26" table:number-rows-spanned="1">
            <text:p>Stress test: How does the system scale with a large number of processes?</text:p>
            <text:p>Weak scaling (number of clients scales together with number of nodes).</text:p>
            <text:p>Evaluate behaviour regarding latencies, job growth, load balancing durations, job communication, ...</text:p>
            <text:p>Greedy and agile configuration: Two CPUs/process, no CPU "free" for communication, jobs timeout after 2CPUh used</text:p>
          </table:table-cell>
          <table:covered-table-cell/>
          <table:covered-table-cell table:style-name="Default"/>
          <table:covered-table-cell table:number-columns-repeated="23"/>
          <table:table-cell table:number-columns-repeated="12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35"/>
        </table:table-row>
        <table:table-row table:style-name="ro1" table:number-rows-repeated="1048552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.00.0000</text:date>, <text:time style:data-style-name="N2" text:time-value="08:27:12.6747387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0:35:57.122211293</meta:creation-date>
    <dc:date>2019-12-20T10:37:48.437033023</dc:date>
    <meta:editing-duration>PT5H37M42S</meta:editing-duration>
    <meta:editing-cycles>47</meta:editing-cycles>
    <meta:generator>LibreOffice/6.0.7.3$Linux_X86_64 LibreOffice_project/00m0$Build-3</meta:generator>
    <meta:document-statistic meta:table-count="3" meta:cell-count="1339" meta:object-count="0"/>
  </office:meta>
</office:document-meta>
</file>